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2" style:master-page-name="Standard">
      <style:paragraph-properties fo:margin-top="0cm" fo:margin-bottom="0cm" style:contextual-spacing="false" fo:line-height="115%" fo:text-align="justify" style:justify-single-word="false" style:page-number="1" fo:break-before="page"/>
      <style:text-properties style:font-name="Times New Roman" fo:font-size="12pt" fo:font-weight="normal" officeooo:rsid="001d77ad" officeooo:paragraph-rsid="0019da01" style:font-size-asian="12pt" style:font-weight-asian="normal" style:font-size-complex="12pt" style:font-weight-complex="normal"/>
    </style:style>
    <style:style style:name="P2" style:family="paragraph" style:parent-style-name="Heading_20_2">
      <style:paragraph-properties fo:line-height="115%" fo:text-align="justify" style:justify-single-word="false" fo:break-before="page"/>
      <style:text-properties style:font-name="Times New Roman" fo:font-size="12pt" fo:font-weight="normal" officeooo:paragraph-rsid="001c78be" style:font-size-asian="12pt" style:font-weight-asian="normal" style:font-size-complex="12pt" style:font-weight-complex="normal"/>
    </style:style>
    <style:style style:name="P3" style:family="paragraph" style:parent-style-name="Heading_20_2">
      <style:paragraph-properties fo:line-height="115%" fo:text-align="justify" style:justify-single-word="false"/>
      <style:text-properties style:font-name="Times New Roman" fo:font-size="12pt" fo:font-weight="normal" officeooo:paragraph-rsid="001e6294" style:font-size-asian="12pt" style:font-weight-asian="normal" style:font-size-complex="12pt" style:font-weight-complex="normal"/>
    </style:style>
    <style:style style:name="P4" style:family="paragraph" style:parent-style-name="Heading_20_2" style:list-style-name="" style:master-page-name="">
      <style:paragraph-properties fo:margin-top="0cm" fo:margin-bottom="0cm" style:contextual-spacing="false" fo:line-height="115%" fo:text-align="justify" style:justify-single-word="false" style:page-number="auto" fo:break-before="auto" fo:break-after="auto" style:writing-mode="lr-tb"/>
      <style:text-properties style:font-name="Times New Roman" fo:font-weight="normal" officeooo:rsid="0021d8bb" officeooo:paragraph-rsid="00231b27" style:font-weight-asian="normal" style:font-weight-complex="normal"/>
    </style:style>
    <style:style style:name="P5" style:family="paragraph" style:parent-style-name="Heading_20_2">
      <style:paragraph-properties fo:margin-top="0cm" fo:margin-bottom="0cm" style:contextual-spacing="false" fo:line-height="115%" fo:text-align="justify" style:justify-single-word="false" style:writing-mode="lr-tb"/>
      <style:text-properties officeooo:paragraph-rsid="001e6294"/>
    </style:style>
    <style:style style:name="P6" style:family="paragraph" style:parent-style-name="Standard">
      <style:paragraph-properties fo:line-height="150%" fo:text-align="justify" style:justify-single-word="false"/>
      <style:text-properties style:font-name="Times New Roman" fo:font-size="14pt" fo:font-style="normal" fo:font-weight="normal" officeooo:paragraph-rsid="00258bda" style:font-size-asian="14pt" style:font-style-asian="normal" style:font-weight-asian="normal" style:font-size-complex="14pt" style:font-style-complex="normal" style:font-weight-complex="normal"/>
    </style:style>
    <style:style style:name="P7" style:family="paragraph" style:parent-style-name="Standard" style:list-style-name="L16">
      <style:paragraph-properties fo:line-height="115%" fo:text-align="justify" style:justify-single-word="false"/>
      <style:text-properties style:font-name="Times New Roman" fo:font-size="12pt" fo:font-weight="normal" officeooo:paragraph-rsid="00235da8" style:font-size-asian="12pt" style:font-weight-asian="normal" style:font-size-complex="12pt" style:font-weight-complex="normal"/>
    </style:style>
    <style:style style:name="P8" style:family="paragraph" style:parent-style-name="Standard" style:list-style-name="L17">
      <style:paragraph-properties fo:line-height="115%" fo:text-align="justify" style:justify-single-word="false"/>
      <style:text-properties style:font-name="Times New Roman" fo:font-size="12pt" fo:font-weight="normal" officeooo:paragraph-rsid="00235da8" style:font-size-asian="12pt" style:font-weight-asian="normal" style:font-size-complex="12pt" style:font-weight-complex="normal"/>
    </style:style>
    <style:style style:name="P9" style:family="paragraph" style:parent-style-name="Text_20_body">
      <style:paragraph-properties fo:margin-top="0cm" fo:margin-bottom="0cm" style:contextual-spacing="false" fo:line-height="150%" fo:text-align="justify" style:justify-single-word="false" style:writing-mode="lr-tb"/>
      <style:text-properties style:font-name="Times New Roman" fo:font-weight="normal" officeooo:rsid="0021d8bb" officeooo:paragraph-rsid="00258bda" style:font-weight-asian="normal" style:font-weight-complex="normal"/>
    </style:style>
    <style:style style:name="P10"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1c78be" style:font-weight-asian="normal" style:font-weight-complex="normal"/>
    </style:style>
    <style:style style:name="P11" style:family="paragraph" style:parent-style-name="Text_20_body" style:list-style-name="L11">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1e6294" style:font-weight-asian="normal" style:font-weight-complex="normal"/>
    </style:style>
    <style:style style:name="P12"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20c7f5" style:font-weight-asian="normal" style:font-weight-complex="normal"/>
    </style:style>
    <style:style style:name="P13"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225674" style:font-weight-asian="normal" style:font-weight-complex="normal"/>
    </style:style>
    <style:style style:name="P14" style:family="paragraph" style:parent-style-name="Text_20_body" style:list-style-name="L2">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1c78be" style:font-weight-asian="normal" style:font-weight-complex="normal"/>
    </style:style>
    <style:style style:name="P15" style:family="paragraph" style:parent-style-name="Text_20_body" style:list-style-name="L5">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1c78be" style:font-weight-asian="normal" style:font-weight-complex="normal"/>
    </style:style>
    <style:style style:name="P16" style:family="paragraph" style:parent-style-name="Text_20_body" style:list-style-name="L14">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231b27" style:font-weight-asian="normal" style:font-weight-complex="normal"/>
    </style:style>
    <style:style style:name="P17"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231b27" style:font-weight-asian="normal" style:font-weight-complex="normal"/>
    </style:style>
    <style:style style:name="P18" style:family="paragraph" style:parent-style-name="Text_20_body">
      <style:paragraph-properties fo:line-height="115%" fo:text-align="justify" style:justify-single-word="false"/>
      <style:text-properties style:font-name="Times New Roman" fo:font-weight="normal" officeooo:rsid="0021d8bb" officeooo:paragraph-rsid="00235da8" style:font-weight-asian="normal" style:font-weight-complex="normal"/>
    </style:style>
    <style:style style:name="P19"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235da8" style:font-weight-asian="normal" style:font-weight-complex="normal"/>
    </style:style>
    <style:style style:name="P20" style:family="paragraph" style:parent-style-name="Text_20_body" style:list-style-name="L18">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235da8" style:font-weight-asian="normal" style:font-weight-complex="normal"/>
    </style:style>
    <style:style style:name="P21" style:family="paragraph" style:parent-style-name="Text_20_body" style:list-style-name="L19">
      <style:paragraph-properties fo:margin-top="0cm" fo:margin-bottom="0cm" style:contextual-spacing="false" fo:line-height="115%" fo:text-align="justify" style:justify-single-word="false" style:writing-mode="lr-tb"/>
      <style:text-properties style:font-name="Times New Roman" fo:font-weight="normal" officeooo:rsid="0021d8bb" officeooo:paragraph-rsid="00235da8" style:font-weight-asian="normal" style:font-weight-complex="normal"/>
    </style:style>
    <style:style style:name="P22"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weight="normal" officeooo:rsid="002bc169" officeooo:paragraph-rsid="00225674" style:font-weight-asian="normal" style:font-weight-complex="normal"/>
    </style:style>
    <style:style style:name="P23" style:family="paragraph" style:parent-style-name="Text_20_body">
      <style:paragraph-properties fo:line-height="115%" fo:text-align="justify" style:justify-single-word="false" style:writing-mode="lr-tb"/>
      <style:text-properties style:font-name="Times New Roman" fo:font-style="normal" fo:font-weight="normal" officeooo:paragraph-rsid="002b106f" style:font-style-asian="normal" style:font-weight-asian="normal" style:font-style-complex="normal" style:font-weight-complex="normal"/>
    </style:style>
    <style:style style:name="P24" style:family="paragraph" style:parent-style-name="Text_20_body">
      <style:paragraph-properties fo:line-height="150%" fo:text-align="justify" style:justify-single-word="false" style:writing-mode="lr-tb"/>
      <style:text-properties style:font-name="Times New Roman" fo:font-size="14pt" fo:font-style="normal" fo:font-weight="normal" officeooo:rsid="002bc169" officeooo:paragraph-rsid="00258bda" style:font-size-asian="14pt" style:font-style-asian="normal" style:font-weight-asian="normal" style:font-size-complex="14pt" style:font-style-complex="normal" style:font-weight-complex="normal"/>
    </style:style>
    <style:style style:name="P25" style:family="paragraph" style:parent-style-name="Text_20_body">
      <style:paragraph-properties fo:line-height="150%" fo:text-align="justify" style:justify-single-word="false"/>
      <style:text-properties style:font-name="Times New Roman" fo:font-size="14pt" fo:font-style="normal" fo:font-weight="normal" officeooo:paragraph-rsid="00258bda" style:font-size-asian="14pt" style:font-style-asian="normal" style:font-weight-asian="normal" style:font-size-complex="14pt" style:font-style-complex="normal" style:font-weight-complex="normal"/>
    </style:style>
    <style:style style:name="P26" style:family="paragraph" style:parent-style-name="Text_20_body">
      <style:paragraph-properties fo:line-height="150%" fo:text-align="start" style:justify-single-word="false" style:writing-mode="lr-tb"/>
      <style:text-properties style:font-name="Times New Roman" fo:font-size="14pt" fo:font-style="normal" fo:font-weight="normal" officeooo:rsid="00292089" officeooo:paragraph-rsid="002b279e" style:font-size-asian="14pt" style:font-style-asian="normal" style:font-weight-asian="normal" style:font-size-complex="14pt" style:font-style-complex="normal" style:font-weight-complex="normal"/>
    </style:style>
    <style:style style:name="P27" style:family="paragraph" style:parent-style-name="Text_20_body">
      <style:paragraph-properties fo:text-align="start" style:justify-single-word="false" style:writing-mode="lr-tb"/>
      <style:text-properties style:font-name="Times New Roman" officeooo:rsid="00272d71" officeooo:paragraph-rsid="002b279e"/>
    </style:style>
    <style:style style:name="P28" style:family="paragraph" style:parent-style-name="Text_20_body" style:master-page-name="">
      <style:paragraph-properties fo:text-align="start" style:justify-single-word="false" style:page-number="auto" fo:break-before="auto" fo:break-after="auto" style:writing-mode="lr-tb"/>
      <style:text-properties style:font-name="Times New Roman" officeooo:rsid="00272d71" officeooo:paragraph-rsid="002b279e"/>
    </style:style>
    <style:style style:name="P29" style:family="paragraph" style:parent-style-name="Text_20_body">
      <style:paragraph-properties fo:text-align="start" style:justify-single-word="false" style:writing-mode="lr-tb"/>
      <style:text-properties style:font-name="Times New Roman" officeooo:rsid="00292089" officeooo:paragraph-rsid="002b279e"/>
    </style:style>
    <style:style style:name="P30"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size="12pt" fo:font-weight="normal" officeooo:paragraph-rsid="0019da01" style:font-size-asian="12pt" style:font-weight-asian="normal" style:font-size-complex="12pt" style:font-weight-complex="normal"/>
    </style:style>
    <style:style style:name="P31" style:family="paragraph" style:parent-style-name="Text_20_body" style:list-style-name="L1">
      <style:paragraph-properties fo:margin-top="0cm" fo:margin-bottom="0cm" style:contextual-spacing="false" fo:line-height="115%" fo:text-align="justify" style:justify-single-word="false" style:writing-mode="lr-tb"/>
      <style:text-properties style:font-name="Times New Roman" fo:font-size="12pt" fo:font-weight="normal" officeooo:paragraph-rsid="0019da01" style:font-size-asian="12pt" style:font-weight-asian="normal" style:font-size-complex="12pt" style:font-weight-complex="normal"/>
    </style:style>
    <style:style style:name="P32" style:family="paragraph" style:parent-style-name="Text_20_body">
      <style:paragraph-properties fo:line-height="115%" fo:text-align="justify" style:justify-single-word="false"/>
      <style:text-properties style:font-name="Times New Roman" fo:font-size="12pt" fo:font-weight="normal" officeooo:paragraph-rsid="001e6294" style:font-size-asian="12pt" style:font-weight-asian="normal" style:font-size-complex="12pt" style:font-weight-complex="normal"/>
    </style:style>
    <style:style style:name="P33" style:family="paragraph" style:parent-style-name="Text_20_body">
      <style:paragraph-properties fo:line-height="115%" fo:text-align="justify" style:justify-single-word="false" style:writing-mode="lr-tb"/>
      <style:text-properties style:font-name="Times New Roman" fo:font-size="12pt" fo:font-weight="normal" officeooo:paragraph-rsid="001e6294" style:font-size-asian="12pt" style:font-weight-asian="normal" style:font-size-complex="12pt" style:font-weight-complex="normal"/>
    </style:style>
    <style:style style:name="P34" style:family="paragraph" style:parent-style-name="Text_20_body" style:list-style-name="L15">
      <style:paragraph-properties fo:margin-top="0cm" fo:margin-bottom="0cm" style:contextual-spacing="false" fo:line-height="115%" fo:text-align="justify" style:justify-single-word="false" style:writing-mode="lr-tb"/>
      <style:text-properties style:font-name="Times New Roman" fo:font-size="12pt" fo:font-weight="normal" officeooo:paragraph-rsid="00235da8" style:font-size-asian="12pt" style:font-weight-asian="normal" style:font-size-complex="12pt" style:font-weight-complex="normal"/>
    </style:style>
    <style:style style:name="P35" style:family="paragraph" style:parent-style-name="Text_20_body">
      <style:paragraph-properties fo:line-height="115%" fo:text-align="justify" style:justify-single-word="false" style:writing-mode="lr-tb"/>
      <style:text-properties style:font-name="Times New Roman" fo:font-size="12pt" fo:font-weight="normal" officeooo:paragraph-rsid="00235da8" style:font-size-asian="12pt" style:font-weight-asian="normal" style:font-size-complex="12pt" style:font-weight-complex="normal"/>
    </style:style>
    <style:style style:name="P36"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size="12pt" fo:font-weight="normal" officeooo:paragraph-rsid="00235da8" style:font-size-asian="12pt" style:font-weight-asian="normal" style:font-size-complex="12pt" style:font-weight-complex="normal"/>
    </style:style>
    <style:style style:name="P37" style:family="paragraph" style:parent-style-name="Text_20_body" style:list-style-name="L16">
      <style:paragraph-properties fo:margin-top="0cm" fo:margin-bottom="0cm" style:contextual-spacing="false" fo:line-height="115%" fo:text-align="justify" style:justify-single-word="false" style:writing-mode="lr-tb"/>
      <style:text-properties style:font-name="Times New Roman" fo:font-size="12pt" fo:font-weight="normal" officeooo:paragraph-rsid="00235da8" style:font-size-asian="12pt" style:font-weight-asian="normal" style:font-size-complex="12pt" style:font-weight-complex="normal"/>
    </style:style>
    <style:style style:name="P38" style:family="paragraph" style:parent-style-name="Text_20_body" style:list-style-name="L16">
      <style:paragraph-properties fo:line-height="115%" fo:text-align="justify" style:justify-single-word="false"/>
      <style:text-properties style:font-name="Times New Roman" fo:font-size="12pt" fo:font-weight="normal" officeooo:paragraph-rsid="00235da8" style:font-size-asian="12pt" style:font-weight-asian="normal" style:font-size-complex="12pt" style:font-weight-complex="normal"/>
    </style:style>
    <style:style style:name="P39" style:family="paragraph" style:parent-style-name="Text_20_body" style:list-style-name="L16">
      <style:paragraph-properties fo:line-height="115%" fo:text-align="justify" style:justify-single-word="false"/>
      <style:text-properties style:font-name="Times New Roman" fo:font-size="12pt" fo:font-weight="normal" officeooo:paragraph-rsid="002e891e" style:font-size-asian="12pt" style:font-weight-asian="normal" style:font-size-complex="12pt" style:font-weight-complex="normal"/>
    </style:style>
    <style:style style:name="P40" style:family="paragraph" style:parent-style-name="Text_20_body" style:list-style-name="L17">
      <style:paragraph-properties fo:line-height="115%" fo:text-align="justify" style:justify-single-word="false"/>
      <style:text-properties style:font-name="Times New Roman" fo:font-size="12pt" fo:font-weight="normal" officeooo:paragraph-rsid="00235da8" style:font-size-asian="12pt" style:font-weight-asian="normal" style:font-size-complex="12pt" style:font-weight-complex="normal"/>
    </style:style>
    <style:style style:name="P41" style:family="paragraph" style:parent-style-name="Text_20_body" style:list-style-name="L18">
      <style:paragraph-properties fo:line-height="115%" fo:text-align="justify" style:justify-single-word="false"/>
      <style:text-properties style:font-name="Times New Roman" fo:font-size="12pt" fo:font-weight="normal" officeooo:paragraph-rsid="00235da8" style:font-size-asian="12pt" style:font-weight-asian="normal" style:font-size-complex="12pt" style:font-weight-complex="normal"/>
    </style:style>
    <style:style style:name="P42" style:family="paragraph" style:parent-style-name="Text_20_body">
      <style:paragraph-properties fo:line-height="115%" fo:text-align="justify" style:justify-single-word="false"/>
      <style:text-properties style:font-name="Times New Roman" fo:font-size="12pt" fo:font-weight="normal" officeooo:rsid="0021d8bb" officeooo:paragraph-rsid="001c78be" style:font-size-asian="12pt" style:font-weight-asian="normal" style:font-size-complex="12pt" style:font-weight-complex="normal"/>
    </style:style>
    <style:style style:name="P43" style:family="paragraph" style:parent-style-name="Text_20_body" style:list-style-name="L15">
      <style:paragraph-properties fo:margin-top="0cm" fo:margin-bottom="0cm" style:contextual-spacing="false" fo:line-height="115%" fo:text-align="justify" style:justify-single-word="false" style:writing-mode="lr-tb"/>
      <style:text-properties style:font-name="Times New Roman" fo:font-size="12pt" fo:font-weight="normal" officeooo:rsid="00314218" officeooo:paragraph-rsid="00235da8" style:font-size-asian="12pt" style:font-weight-asian="normal" style:font-size-complex="12pt" style:font-weight-complex="normal"/>
    </style:style>
    <style:style style:name="P44" style:family="paragraph" style:parent-style-name="Text_20_body">
      <style:paragraph-properties fo:line-height="115%" fo:text-align="justify" style:justify-single-word="false"/>
      <style:text-properties style:font-name="Times New Roman" fo:font-size="12pt" officeooo:rsid="0021d8bb" officeooo:paragraph-rsid="001c78be" style:font-size-asian="12pt" style:font-size-complex="12pt"/>
    </style:style>
    <style:style style:name="P45" style:family="paragraph" style:parent-style-name="Text_20_body" style:list-style-name="L2">
      <style:paragraph-properties fo:line-height="115%" fo:text-align="justify" style:justify-single-word="false"/>
      <style:text-properties style:font-name="Times New Roman" fo:font-size="12pt" officeooo:rsid="0021d8bb" officeooo:paragraph-rsid="001c78be" style:font-size-asian="12pt" style:font-size-complex="12pt"/>
    </style:style>
    <style:style style:name="P46" style:family="paragraph" style:parent-style-name="Text_20_body" style:list-style-name="L3">
      <style:paragraph-properties fo:line-height="115%" fo:text-align="justify" style:justify-single-word="false"/>
      <style:text-properties style:font-name="Times New Roman" fo:font-size="12pt" officeooo:rsid="0021d8bb" officeooo:paragraph-rsid="001c78be" style:font-size-asian="12pt" style:font-size-complex="12pt"/>
    </style:style>
    <style:style style:name="P47" style:family="paragraph" style:parent-style-name="Text_20_body" style:list-style-name="L4">
      <style:paragraph-properties fo:line-height="115%" fo:text-align="justify" style:justify-single-word="false"/>
      <style:text-properties style:font-name="Times New Roman" fo:font-size="12pt" officeooo:rsid="0021d8bb" officeooo:paragraph-rsid="001c78be" style:font-size-asian="12pt" style:font-size-complex="12pt"/>
    </style:style>
    <style:style style:name="P48" style:family="paragraph" style:parent-style-name="Text_20_body" style:list-style-name="L5">
      <style:paragraph-properties fo:line-height="115%" fo:text-align="justify" style:justify-single-word="false"/>
      <style:text-properties style:font-name="Times New Roman" fo:font-size="12pt" officeooo:rsid="0021d8bb" officeooo:paragraph-rsid="001c78be" style:font-size-asian="12pt" style:font-size-complex="12pt"/>
    </style:style>
    <style:style style:name="P49"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size="12pt" officeooo:rsid="0021d8bb" officeooo:paragraph-rsid="001e6294" style:font-size-asian="12pt" style:font-size-complex="12pt"/>
    </style:style>
    <style:style style:name="P50" style:family="paragraph" style:parent-style-name="Text_20_body">
      <style:paragraph-properties fo:margin-top="0cm" fo:margin-bottom="0cm" style:contextual-spacing="false" fo:line-height="115%" fo:text-align="justify" style:justify-single-word="false" fo:break-before="page" style:writing-mode="lr-tb"/>
      <style:text-properties style:font-name="Times New Roman" fo:font-size="12pt" officeooo:paragraph-rsid="001e6294" style:font-size-asian="12pt" style:font-size-complex="12pt"/>
    </style:style>
    <style:style style:name="P51" style:family="paragraph" style:parent-style-name="Text_20_body">
      <style:paragraph-properties fo:margin-top="0cm" fo:margin-bottom="0cm" style:contextual-spacing="false" fo:line-height="115%" fo:text-align="justify" style:justify-single-word="false" style:writing-mode="lr-tb"/>
      <style:text-properties style:font-name="Times New Roman" fo:font-size="12pt" officeooo:paragraph-rsid="001e6294" style:font-size-asian="12pt" style:font-size-complex="12pt"/>
    </style:style>
    <style:style style:name="P52" style:family="paragraph" style:parent-style-name="Text_20_body">
      <style:paragraph-properties fo:line-height="115%" fo:text-align="justify" style:justify-single-word="false" style:writing-mode="lr-tb"/>
      <style:text-properties style:font-name="Times New Roman" fo:font-size="12pt" officeooo:paragraph-rsid="001e6294" style:font-size-asian="12pt" style:font-size-complex="12pt"/>
    </style:style>
    <style:style style:name="P53" style:family="paragraph" style:parent-style-name="Text_20_body">
      <style:paragraph-properties fo:line-height="115%" fo:text-align="justify" style:justify-single-word="false" style:writing-mode="lr-tb"/>
      <style:text-properties style:font-name="Times New Roman" fo:font-size="12pt" officeooo:paragraph-rsid="00235da8" style:font-size-asian="12pt" style:font-size-complex="12pt"/>
    </style:style>
    <style:style style:name="P54" style:family="paragraph" style:parent-style-name="Text_20_body">
      <style:paragraph-properties fo:line-height="115%" fo:text-align="justify" style:justify-single-word="false"/>
      <style:text-properties style:font-name="Times New Roman" fo:font-size="12pt" fo:font-style="italic" fo:font-weight="bold" officeooo:rsid="00200196" officeooo:paragraph-rsid="001e6294" style:font-size-asian="12pt" style:font-style-asian="italic" style:font-weight-asian="bold" style:font-size-complex="12pt" style:font-style-complex="italic" style:font-weight-complex="bold"/>
    </style:style>
    <style:style style:name="P55" style:family="paragraph" style:parent-style-name="Text_20_body">
      <style:paragraph-properties fo:line-height="115%" fo:text-align="justify" style:justify-single-word="false" fo:break-before="page" style:writing-mode="lr-tb"/>
      <style:text-properties style:font-name="Times New Roman" fo:font-size="12pt" fo:font-style="normal" fo:font-weight="normal" officeooo:rsid="0021b3b4" officeooo:paragraph-rsid="00225674" style:font-size-asian="12pt" style:font-style-asian="normal" style:font-weight-asian="normal" style:font-size-complex="12pt" style:font-style-complex="normal" style:font-weight-complex="normal"/>
    </style:style>
    <style:style style:name="P56" style:family="paragraph" style:parent-style-name="Text_20_body">
      <style:paragraph-properties fo:line-height="115%" fo:text-align="justify" style:justify-single-word="false" style:writing-mode="lr-tb"/>
      <style:text-properties style:font-name="Times New Roman" fo:font-size="12pt" fo:font-style="normal" fo:font-weight="normal" officeooo:rsid="0021b3b4" officeooo:paragraph-rsid="0020c7f5" style:font-size-asian="12pt" style:font-style-asian="normal" style:font-weight-asian="normal" style:font-size-complex="12pt" style:font-style-complex="normal" style:font-weight-complex="normal"/>
    </style:style>
    <style:style style:name="P57" style:family="paragraph" style:parent-style-name="Text_20_body">
      <style:paragraph-properties fo:line-height="115%" fo:text-align="justify" style:justify-single-word="false" style:writing-mode="lr-tb"/>
      <style:text-properties style:font-name="Times New Roman" fo:font-size="12pt" fo:font-style="normal" fo:font-weight="normal" officeooo:rsid="002bc169" officeooo:paragraph-rsid="0020c7f5" style:font-size-asian="12pt" style:font-style-asian="normal" style:font-weight-asian="normal" style:font-size-complex="12pt" style:font-style-complex="normal" style:font-weight-complex="normal"/>
    </style:style>
    <style:style style:name="P58" style:family="paragraph" style:parent-style-name="Text_20_body">
      <style:paragraph-properties fo:line-height="115%" fo:text-align="justify" style:justify-single-word="false"/>
      <style:text-properties style:font-name="Times New Roman" fo:font-size="12pt" fo:font-style="normal" fo:font-weight="normal" officeooo:paragraph-rsid="0020c7f5" style:font-size-asian="12pt" style:font-style-asian="normal" style:font-weight-asian="normal" style:font-size-complex="12pt" style:font-style-complex="normal" style:font-weight-complex="normal"/>
    </style:style>
    <style:style style:name="P59" style:family="paragraph" style:parent-style-name="Text_20_body">
      <style:paragraph-properties fo:line-height="115%" fo:text-align="justify" style:justify-single-word="false" style:writing-mode="lr-tb"/>
      <style:text-properties style:font-name="Times New Roman" fo:font-size="12pt" fo:font-style="normal" fo:font-weight="normal" officeooo:paragraph-rsid="00231b27" style:font-size-asian="12pt" style:font-style-asian="normal" style:font-weight-asian="normal" style:font-size-complex="12pt" style:font-style-complex="normal" style:font-weight-complex="normal"/>
    </style:style>
    <style:style style:name="P60" style:family="paragraph" style:parent-style-name="Text_20_body">
      <style:paragraph-properties fo:line-height="115%" fo:text-align="justify" style:justify-single-word="false"/>
      <style:text-properties style:font-name="Times New Roman" fo:font-size="12pt" fo:font-style="normal" fo:font-weight="normal" officeooo:paragraph-rsid="00231b27" style:font-size-asian="12pt" style:font-style-asian="normal" style:font-weight-asian="normal" style:font-size-complex="12pt" style:font-style-complex="normal" style:font-weight-complex="normal"/>
    </style:style>
    <style:style style:name="P61" style:family="paragraph" style:parent-style-name="Text_20_body" style:list-style-name="L12">
      <style:paragraph-properties fo:line-height="115%" fo:text-align="justify" style:justify-single-word="false"/>
      <style:text-properties style:font-name="Times New Roman" fo:font-size="12pt" fo:font-style="normal" fo:font-weight="normal" officeooo:paragraph-rsid="00231b27" style:font-size-asian="12pt" style:font-style-asian="normal" style:font-weight-asian="normal" style:font-size-complex="12pt" style:font-style-complex="normal" style:font-weight-complex="normal"/>
    </style:style>
    <style:style style:name="P62" style:family="paragraph" style:parent-style-name="Text_20_body" style:list-style-name="L13">
      <style:paragraph-properties fo:line-height="115%" fo:text-align="justify" style:justify-single-word="false"/>
      <style:text-properties style:font-name="Times New Roman" fo:font-size="12pt" fo:font-style="normal" fo:font-weight="normal" officeooo:paragraph-rsid="00231b27" style:font-size-asian="12pt" style:font-style-asian="normal" style:font-weight-asian="normal" style:font-size-complex="12pt" style:font-style-complex="normal" style:font-weight-complex="normal"/>
    </style:style>
    <style:style style:name="P63" style:family="paragraph" style:parent-style-name="Text_20_body" style:list-style-name="L14">
      <style:paragraph-properties fo:line-height="115%" fo:text-align="justify" style:justify-single-word="false"/>
      <style:text-properties style:font-name="Times New Roman" fo:font-size="12pt" fo:font-style="normal" fo:font-weight="normal" officeooo:paragraph-rsid="00231b27"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15%" fo:text-align="justify" style:justify-single-word="false"/>
      <style:text-properties style:font-name="Times New Roman" fo:font-size="12pt" fo:font-style="normal" fo:font-weight="normal" officeooo:paragraph-rsid="00258bda" style:font-size-asian="12pt" style:font-style-asian="normal" style:font-weight-asian="normal" style:font-size-complex="12pt" style:font-style-complex="normal" style:font-weight-complex="normal"/>
    </style:style>
    <style:style style:name="P65" style:family="paragraph" style:parent-style-name="Text_20_body" style:list-style-name="L20">
      <style:paragraph-properties fo:line-height="115%" fo:text-align="justify" style:justify-single-word="false"/>
      <style:text-properties style:font-name="Times New Roman" fo:font-size="12pt" fo:font-style="normal" fo:font-weight="normal" officeooo:paragraph-rsid="00258bda" style:font-size-asian="12pt" style:font-style-asian="normal" style:font-weight-asian="normal" style:font-size-complex="12pt" style:font-style-complex="normal" style:font-weight-complex="normal"/>
    </style:style>
    <style:style style:name="P66" style:family="paragraph" style:parent-style-name="Text_20_body">
      <style:paragraph-properties fo:line-height="115%" fo:text-align="justify" style:justify-single-word="false"/>
      <style:text-properties style:font-name="Times New Roman" fo:font-size="12pt" fo:font-style="normal" fo:font-weight="normal" officeooo:paragraph-rsid="002b106f" style:font-size-asian="12pt" style:font-style-asian="normal" style:font-weight-asian="normal" style:font-size-complex="12pt" style:font-style-complex="normal" style:font-weight-complex="normal"/>
    </style:style>
    <style:style style:name="P67" style:family="paragraph" style:parent-style-name="Text_20_body">
      <style:paragraph-properties fo:line-height="115%" fo:text-align="justify" style:justify-single-word="false" style:writing-mode="lr-tb"/>
      <style:text-properties style:font-name="Times New Roman" fo:font-size="12pt" fo:font-style="normal" fo:font-weight="normal" officeooo:rsid="00235524" officeooo:paragraph-rsid="00231b27" style:font-size-asian="12pt" style:font-style-asian="normal" style:font-weight-asian="normal" style:font-size-complex="12pt" style:font-style-complex="normal" style:font-weight-complex="normal"/>
    </style:style>
    <style:style style:name="P68" style:family="paragraph" style:parent-style-name="Text_20_body">
      <style:paragraph-properties fo:line-height="115%" fo:text-align="justify" style:justify-single-word="false" style:writing-mode="lr-tb"/>
      <style:text-properties style:font-name="Times New Roman" fo:font-size="12pt" fo:font-style="normal" fo:font-weight="normal" officeooo:rsid="00307a52" officeooo:paragraph-rsid="00231b27" style:font-size-asian="12pt" style:font-style-asian="normal" style:font-weight-asian="normal" style:font-size-complex="12pt" style:font-style-complex="normal" style:font-weight-complex="normal"/>
    </style:style>
    <style:style style:name="P69" style:family="paragraph" style:parent-style-name="Text_20_body">
      <style:paragraph-properties fo:line-height="115%" fo:text-align="justify" style:justify-single-word="false"/>
      <style:text-properties style:font-name="Times New Roman" fo:font-size="12pt" fo:font-style="normal" fo:font-weight="normal" officeooo:rsid="00307a52" officeooo:paragraph-rsid="00231b27"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15%" fo:text-align="justify" style:justify-single-word="false" style:writing-mode="lr-tb"/>
      <style:text-properties style:font-name="Times New Roman" fo:font-size="12pt" fo:font-style="normal" fo:font-weight="normal" officeooo:paragraph-rsid="0020c7f5" style:font-name-asian="Times New Roman" style:font-size-asian="12pt" style:font-style-asian="normal" style:font-weight-asian="normal" style:font-size-complex="12pt" style:font-style-complex="normal" style:font-weight-complex="normal"/>
    </style:style>
    <style:style style:name="P71" style:family="paragraph" style:parent-style-name="Text_20_body">
      <style:paragraph-properties fo:line-height="115%" fo:text-align="justify" style:justify-single-word="false"/>
      <style:text-properties officeooo:rsid="0021d8bb" officeooo:paragraph-rsid="001c78be"/>
    </style:style>
    <style:style style:name="P72" style:family="paragraph" style:parent-style-name="Text_20_body">
      <style:paragraph-properties fo:margin-top="0cm" fo:margin-bottom="0cm" style:contextual-spacing="false" fo:line-height="115%" fo:text-align="justify" style:justify-single-word="false" style:writing-mode="lr-tb"/>
      <style:text-properties officeooo:rsid="0021d8bb" officeooo:paragraph-rsid="001c78be"/>
    </style:style>
    <style:style style:name="P73" style:family="paragraph" style:parent-style-name="Text_20_body" style:list-style-name="L7">
      <style:paragraph-properties fo:margin-top="0cm" fo:margin-bottom="0cm" style:contextual-spacing="false" fo:line-height="115%" fo:text-align="justify" style:justify-single-word="false" style:writing-mode="lr-tb"/>
      <style:text-properties officeooo:rsid="0021d8bb" officeooo:paragraph-rsid="001e6294"/>
    </style:style>
    <style:style style:name="P74" style:family="paragraph" style:parent-style-name="Text_20_body" style:list-style-name="L4">
      <style:paragraph-properties fo:margin-top="0cm" fo:margin-bottom="0cm" style:contextual-spacing="false" fo:line-height="115%" fo:text-align="justify" style:justify-single-word="false" style:writing-mode="lr-tb"/>
      <style:text-properties officeooo:rsid="0021d8bb" officeooo:paragraph-rsid="001c78be"/>
    </style:style>
    <style:style style:name="P75" style:family="paragraph" style:parent-style-name="Text_20_body" style:list-style-name="L5">
      <style:paragraph-properties fo:line-height="115%" fo:text-align="justify" style:justify-single-word="false"/>
      <style:text-properties officeooo:rsid="0021d8bb" officeooo:paragraph-rsid="001c78be"/>
    </style:style>
    <style:style style:name="P76" style:family="paragraph" style:parent-style-name="Text_20_body">
      <style:paragraph-properties fo:text-align="start" style:justify-single-word="false"/>
      <style:text-properties officeooo:paragraph-rsid="002b279e"/>
    </style:style>
    <style:style style:name="P77" style:family="paragraph" style:parent-style-name="Text_20_body">
      <style:paragraph-properties fo:line-height="115%" fo:text-align="justify" style:justify-single-word="false" style:writing-mode="lr-tb"/>
      <style:text-properties officeooo:rsid="002bc169" officeooo:paragraph-rsid="0020c7f5"/>
    </style:style>
    <style:style style:name="P78" style:family="paragraph" style:parent-style-name="Text_20_body">
      <style:paragraph-properties fo:line-height="115%" fo:text-align="justify" style:justify-single-word="false" style:writing-mode="lr-tb"/>
      <style:text-properties officeooo:rsid="002bc169" officeooo:paragraph-rsid="00225674"/>
    </style:style>
    <style:style style:name="P79" style:family="paragraph" style:parent-style-name="Text_20_body">
      <style:paragraph-properties fo:line-height="115%" fo:text-align="justify" style:justify-single-word="false"/>
      <style:text-properties officeooo:paragraph-rsid="001e6294"/>
    </style:style>
    <style:style style:name="P80" style:family="paragraph" style:parent-style-name="Text_20_body">
      <style:paragraph-properties fo:line-height="115%" fo:text-align="justify" style:justify-single-word="false" style:writing-mode="lr-tb"/>
      <style:text-properties officeooo:paragraph-rsid="001e6294"/>
    </style:style>
    <style:style style:name="P81" style:family="paragraph" style:parent-style-name="Text_20_body" style:list-style-name="L6">
      <style:paragraph-properties fo:margin-top="0cm" fo:margin-bottom="0cm" style:contextual-spacing="false" fo:line-height="115%" fo:text-align="justify" style:justify-single-word="false"/>
      <style:text-properties officeooo:paragraph-rsid="001e6294"/>
    </style:style>
    <style:style style:name="P82" style:family="paragraph" style:parent-style-name="Text_20_body" style:list-style-name="L6">
      <style:paragraph-properties fo:line-height="115%" fo:text-align="justify" style:justify-single-word="false"/>
      <style:text-properties officeooo:paragraph-rsid="001e6294"/>
    </style:style>
    <style:style style:name="P83" style:family="paragraph" style:parent-style-name="Text_20_body" style:list-style-name="L7">
      <style:paragraph-properties fo:margin-top="0cm" fo:margin-bottom="0cm" style:contextual-spacing="false" fo:line-height="115%" fo:text-align="justify" style:justify-single-word="false" style:writing-mode="lr-tb"/>
      <style:text-properties officeooo:paragraph-rsid="001e6294"/>
    </style:style>
    <style:style style:name="P84" style:family="paragraph" style:parent-style-name="Text_20_body" style:list-style-name="L8">
      <style:paragraph-properties fo:margin-top="0cm" fo:margin-bottom="0cm" style:contextual-spacing="false" fo:line-height="115%" fo:text-align="justify" style:justify-single-word="false"/>
      <style:text-properties officeooo:paragraph-rsid="001e6294"/>
    </style:style>
    <style:style style:name="P85" style:family="paragraph" style:parent-style-name="Text_20_body" style:list-style-name="L8">
      <style:paragraph-properties fo:line-height="115%" fo:text-align="justify" style:justify-single-word="false"/>
      <style:text-properties officeooo:paragraph-rsid="001e6294"/>
    </style:style>
    <style:style style:name="P86" style:family="paragraph" style:parent-style-name="Text_20_body" style:list-style-name="L9">
      <style:paragraph-properties fo:margin-top="0cm" fo:margin-bottom="0cm" style:contextual-spacing="false" fo:line-height="115%" fo:text-align="justify" style:justify-single-word="false"/>
      <style:text-properties officeooo:paragraph-rsid="001e6294"/>
    </style:style>
    <style:style style:name="P87" style:family="paragraph" style:parent-style-name="Text_20_body" style:list-style-name="L9">
      <style:paragraph-properties fo:line-height="115%" fo:text-align="justify" style:justify-single-word="false"/>
      <style:text-properties officeooo:paragraph-rsid="001e6294"/>
    </style:style>
    <style:style style:name="P88" style:family="paragraph" style:parent-style-name="Text_20_body" style:list-style-name="L10">
      <style:paragraph-properties fo:margin-top="0cm" fo:margin-bottom="0cm" style:contextual-spacing="false" fo:line-height="115%" fo:text-align="justify" style:justify-single-word="false"/>
      <style:text-properties officeooo:paragraph-rsid="001e6294"/>
    </style:style>
    <style:style style:name="P89" style:family="paragraph" style:parent-style-name="Text_20_body" style:list-style-name="L10">
      <style:paragraph-properties fo:line-height="115%" fo:text-align="justify" style:justify-single-word="false" style:writing-mode="lr-tb"/>
      <style:text-properties officeooo:paragraph-rsid="001e6294"/>
    </style:style>
    <style:style style:name="P90" style:family="paragraph" style:parent-style-name="Text_20_body" style:list-style-name="L11">
      <style:paragraph-properties fo:margin-top="0cm" fo:margin-bottom="0cm" style:contextual-spacing="false" fo:line-height="115%" fo:text-align="justify" style:justify-single-word="false"/>
      <style:text-properties officeooo:paragraph-rsid="001e6294"/>
    </style:style>
    <style:style style:name="P91" style:family="paragraph" style:parent-style-name="Text_20_body">
      <style:paragraph-properties fo:line-height="115%" fo:text-align="justify" style:justify-single-word="false" style:writing-mode="lr-tb"/>
      <style:text-properties officeooo:paragraph-rsid="0020c7f5"/>
    </style:style>
    <style:style style:name="P92" style:family="paragraph" style:parent-style-name="Text_20_body">
      <style:paragraph-properties fo:line-height="115%" fo:text-align="justify" style:justify-single-word="false"/>
      <style:text-properties officeooo:paragraph-rsid="0020c7f5"/>
    </style:style>
    <style:style style:name="P93" style:family="paragraph" style:parent-style-name="Text_20_body" style:master-page-name="">
      <style:paragraph-properties fo:line-height="115%" fo:text-align="justify" style:justify-single-word="false" style:page-number="auto" fo:break-before="auto" fo:break-after="auto" style:writing-mode="lr-tb"/>
      <style:text-properties officeooo:paragraph-rsid="0020c7f5"/>
    </style:style>
    <style:style style:name="P94" style:family="paragraph" style:parent-style-name="Text_20_body">
      <style:paragraph-properties fo:line-height="115%" fo:text-align="justify" style:justify-single-word="false" style:writing-mode="lr-tb"/>
      <style:text-properties officeooo:paragraph-rsid="00231b27"/>
    </style:style>
    <style:style style:name="P95" style:family="paragraph" style:parent-style-name="Text_20_body">
      <style:paragraph-properties fo:line-height="115%" fo:text-align="justify" style:justify-single-word="false" style:writing-mode="lr-tb"/>
      <style:text-properties officeooo:paragraph-rsid="00235da8"/>
    </style:style>
    <style:style style:name="P96" style:family="paragraph" style:parent-style-name="Text_20_body">
      <style:paragraph-properties fo:margin-top="0cm" fo:margin-bottom="0cm" style:contextual-spacing="false" fo:line-height="115%" fo:text-align="justify" style:justify-single-word="false" style:writing-mode="lr-tb"/>
      <style:text-properties officeooo:paragraph-rsid="00235da8"/>
    </style:style>
    <style:style style:name="P97" style:family="paragraph" style:parent-style-name="Text_20_body" style:list-style-name="L15">
      <style:paragraph-properties fo:margin-top="0cm" fo:margin-bottom="0cm" style:contextual-spacing="false" fo:line-height="115%" fo:text-align="justify" style:justify-single-word="false" style:writing-mode="lr-tb"/>
      <style:text-properties officeooo:paragraph-rsid="00235da8"/>
    </style:style>
    <style:style style:name="P98" style:family="paragraph" style:parent-style-name="Text_20_body" style:list-style-name="L19">
      <style:paragraph-properties fo:margin-top="0cm" fo:margin-bottom="0cm" style:contextual-spacing="false" fo:line-height="115%" fo:text-align="justify" style:justify-single-word="false" style:writing-mode="lr-tb"/>
      <style:text-properties officeooo:paragraph-rsid="00235da8"/>
    </style:style>
    <style:style style:name="P99" style:family="paragraph" style:parent-style-name="Text_20_body">
      <style:paragraph-properties fo:line-height="115%" fo:text-align="justify" style:justify-single-word="false" style:writing-mode="lr-tb"/>
      <style:text-properties officeooo:paragraph-rsid="00258bda"/>
    </style:style>
    <style:style style:name="P100" style:family="paragraph" style:parent-style-name="Text_20_body" style:list-style-name="L20">
      <style:paragraph-properties fo:line-height="115%" fo:text-align="justify" style:justify-single-word="false" style:writing-mode="lr-tb"/>
      <style:text-properties officeooo:paragraph-rsid="00258bda"/>
    </style:style>
    <style:style style:name="P101" style:family="paragraph" style:parent-style-name="Text_20_body" style:list-style-name="L21">
      <style:paragraph-properties fo:line-height="115%" fo:text-align="justify" style:justify-single-word="false" style:writing-mode="lr-tb"/>
      <style:text-properties officeooo:paragraph-rsid="00258bda"/>
    </style:style>
    <style:style style:name="P102" style:family="paragraph" style:parent-style-name="Text_20_body" style:list-style-name="L21">
      <style:paragraph-properties fo:line-height="115%" fo:text-align="justify" style:justify-single-word="false" style:writing-mode="lr-tb"/>
      <style:text-properties officeooo:paragraph-rsid="002a0b18"/>
    </style:style>
    <style:style style:name="P103" style:family="paragraph" style:parent-style-name="Text_20_body">
      <style:paragraph-properties fo:line-height="115%" fo:text-align="justify" style:justify-single-word="false" style:writing-mode="lr-tb"/>
      <style:text-properties officeooo:paragraph-rsid="002a0b18"/>
    </style:style>
    <style:style style:name="P104" style:family="paragraph" style:parent-style-name="Text_20_body" style:list-style-name="L22">
      <style:paragraph-properties fo:line-height="115%" fo:text-align="justify" style:justify-single-word="false" style:writing-mode="lr-tb"/>
      <style:text-properties officeooo:paragraph-rsid="00258bda"/>
    </style:style>
    <style:style style:name="T1" style:family="text">
      <style:text-properties officeooo:rsid="0019da01"/>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3a961b" style:font-style-asian="italic" style:font-weight-asian="bold" style:font-style-complex="italic" style:font-weight-complex="bold"/>
    </style:style>
    <style:style style:name="T4" style:family="text">
      <style:text-properties officeooo:rsid="0021b3b4"/>
    </style:style>
    <style:style style:name="T5" style:family="text">
      <style:text-properties officeooo:rsid="0021d8bb"/>
    </style:style>
    <style:style style:name="T6" style:family="text">
      <style:text-properties officeooo:rsid="001c78be"/>
    </style:style>
    <style:style style:name="T7" style:family="text">
      <style:text-properties officeooo:rsid="00115765"/>
    </style:style>
    <style:style style:name="T8" style:family="text">
      <style:text-properties officeooo:rsid="0012028e"/>
    </style:style>
    <style:style style:name="T9" style:family="text">
      <style:text-properties officeooo:rsid="001fc037"/>
    </style:style>
    <style:style style:name="T10" style:family="text">
      <style:text-properties officeooo:rsid="002bc169"/>
    </style:style>
    <style:style style:name="T11" style:family="text">
      <style:text-properties fo:font-size="12pt" fo:font-weight="normal" officeooo:rsid="00236881" style:font-size-asian="12pt" style:font-weight-asian="normal" style:font-size-complex="12pt" style:font-weight-complex="normal"/>
    </style:style>
    <style:style style:name="T12" style:family="text">
      <style:text-properties fo:font-size="12pt" fo:font-weight="normal" officeooo:rsid="00115765" style:font-size-asian="12pt" style:font-weight-asian="normal" style:font-size-complex="12pt" style:font-weight-complex="normal"/>
    </style:style>
    <style:style style:name="T13" style:family="text">
      <style:text-properties fo:font-size="12pt" fo:font-weight="normal" officeooo:rsid="002b8898" style:font-size-asian="12pt" style:font-weight-asian="normal" style:font-size-complex="12pt" style:font-weight-complex="normal"/>
    </style:style>
    <style:style style:name="T14" style:family="text">
      <style:text-properties fo:font-size="12pt" fo:font-weight="normal" officeooo:rsid="00149959" style:font-size-asian="12pt" style:font-weight-asian="normal" style:font-size-complex="12pt" style:font-weight-complex="normal"/>
    </style:style>
    <style:style style:name="T15" style:family="text">
      <style:text-properties fo:font-size="12pt" fo:font-weight="normal" officeooo:rsid="002e0a5b" style:font-size-asian="12pt" style:font-weight-asian="normal" style:font-size-complex="12pt" style:font-weight-complex="normal"/>
    </style:style>
    <style:style style:name="T16" style:family="text">
      <style:text-properties fo:font-size="12pt" fo:font-style="italic" fo:font-weight="bold" officeooo:rsid="001c78be" style:font-size-asian="12pt" style:font-style-asian="italic" style:font-weight-asian="bold" style:font-size-complex="12pt" style:font-style-complex="italic" style:font-weight-complex="bold"/>
    </style:style>
    <style:style style:name="T17" style:family="text">
      <style:text-properties fo:font-size="12pt" fo:font-style="italic" fo:font-weight="bold" officeooo:rsid="00225674" style:font-size-asian="12pt" style:font-style-asian="italic" style:font-weight-asian="bold" style:font-size-complex="12pt" style:font-style-complex="italic" style:font-weight-complex="bold"/>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1c78be"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225674"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12028e" style:font-size-asian="12pt" style:font-style-asian="normal" style:font-weight-asian="normal" style:font-size-complex="12pt" style:font-style-complex="normal" style:font-weight-complex="normal"/>
    </style:style>
    <style:style style:name="T22" style:family="text">
      <style:text-properties style:font-name="Times New Roman" fo:font-size="12pt" fo:font-weight="normal" style:font-size-asian="12pt" style:font-weight-asian="normal" style:font-size-complex="12pt" style:font-weight-complex="normal"/>
    </style:style>
    <style:style style:name="T23" style:family="text">
      <style:text-properties style:font-name="Times New Roman" fo:font-size="12pt" fo:font-weight="normal" officeooo:rsid="00236881" style:font-size-asian="12pt" style:font-weight-asian="normal" style:font-size-complex="12pt" style:font-weight-complex="normal"/>
    </style:style>
    <style:style style:name="T24" style:family="text">
      <style:text-properties style:font-name="Times New Roman" fo:font-size="12pt" fo:font-weight="normal" officeooo:rsid="00115765" style:font-size-asian="12pt" style:font-weight-asian="normal" style:font-size-complex="12pt" style:font-weight-complex="normal"/>
    </style:style>
    <style:style style:name="T25" style:family="text">
      <style:text-properties style:font-name="Times New Roman" fo:font-size="12pt" fo:font-weight="normal" officeooo:rsid="001c78be" style:font-size-asian="12pt" style:font-weight-asian="normal" style:font-size-complex="12pt" style:font-weight-complex="normal"/>
    </style:style>
    <style:style style:name="T26" style:family="text">
      <style:text-properties style:font-name="Times New Roman" fo:font-size="12pt" fo:font-weight="normal" officeooo:rsid="001e6294" style:font-size-asian="12pt" style:font-weight-asian="normal" style:font-size-complex="12pt" style:font-weight-complex="normal"/>
    </style:style>
    <style:style style:name="T27" style:family="text">
      <style:text-properties style:font-name="Times New Roman" fo:font-size="12pt" fo:font-weight="normal" officeooo:rsid="0012028e" style:font-size-asian="12pt" style:font-weight-asian="normal" style:font-size-complex="12pt" style:font-weight-complex="normal"/>
    </style:style>
    <style:style style:name="T28" style:family="text">
      <style:text-properties style:font-name="Times New Roman" fo:font-size="12pt" fo:font-weight="normal" officeooo:rsid="001fc037" style:font-size-asian="12pt" style:font-weight-asian="normal" style:font-size-complex="12pt" style:font-weight-complex="normal"/>
    </style:style>
    <style:style style:name="T29" style:family="text">
      <style:text-properties style:font-name="Times New Roman" fo:font-size="12pt" fo:font-weight="normal" officeooo:rsid="00314218" style:font-size-asian="12pt" style:font-weight-asian="normal" style:font-size-complex="12pt" style:font-weight-complex="normal"/>
    </style:style>
    <style:style style:name="T30" style:family="text">
      <style:text-properties style:font-name="Times New Roman" fo:font-size="12pt" fo:font-weight="normal" officeooo:rsid="0030c08a" style:font-size-asian="12pt" style:font-weight-asian="normal" style:font-size-complex="12pt" style:font-weight-complex="normal"/>
    </style:style>
    <style:style style:name="T31" style:family="text">
      <style:text-properties style:font-name="Times New Roman" fo:font-size="12pt" fo:language="fr" fo:country="FR"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Times New Roman" fo:font-size="12pt" fo:font-style="italic" fo:font-weight="bold" officeooo:rsid="00225674" style:font-name-asian="Times New Roman" style:font-size-asian="12pt" style:font-style-asian="italic" style:font-weight-asian="bold" style:font-size-complex="12pt" style:font-style-complex="italic" style:font-weight-complex="bold"/>
    </style:style>
    <style:style style:name="T33" style:family="text">
      <style:text-properties style:font-name="Times New Roman" fo:font-size="12pt" fo:font-style="italic" fo:font-weight="bold" officeooo:rsid="00225674" style:font-size-asian="12pt" style:font-style-asian="italic" style:font-weight-asian="bold" style:font-size-complex="12pt" style:font-style-complex="italic" style:font-weight-complex="bold"/>
    </style:style>
    <style:style style:name="T34" style:family="text">
      <style:text-properties style:font-name="Times New Roman" fo:font-size="12pt" fo:font-style="normal" fo:font-weight="normal" style:font-name-asian="Times New Roman" style:font-size-asian="12pt" style:font-style-asian="normal" style:font-weight-asian="normal" style:font-size-complex="12pt" style:font-style-complex="normal" style:font-weight-complex="normal"/>
    </style:style>
    <style:style style:name="T35" style:family="text">
      <style:text-properties style:font-name="Times New Roman" fo:font-size="12pt" fo:font-style="normal" fo:font-weight="normal" officeooo:rsid="001e1972" style:font-name-asian="Times New Roman" style:font-size-asian="12pt" style:font-style-asian="normal" style:font-weight-asian="normal" style:font-size-complex="12pt" style:font-style-complex="normal" style:font-weight-complex="normal"/>
    </style:style>
    <style:style style:name="T36" style:family="text">
      <style:text-properties style:font-name="Times New Roman" fo:font-size="12pt" fo:font-style="normal" fo:font-weight="normal" officeooo:rsid="001f07d1" style:font-name-asian="Times New Roman"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normal" fo:font-weight="normal" officeooo:rsid="002afab4" style:font-name-asian="Times New Roman"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normal" fo:font-weight="normal" officeooo:rsid="00231b27" style:font-name-asian="Times New Roman"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fo:font-weight="normal" officeooo:rsid="001e1972"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fo:font-weight="normal" officeooo:rsid="00231b27"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officeooo:rsid="00225674"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fo:font-weight="normal" officeooo:rsid="002bc169" style:font-size-asian="12pt" style:font-style-asian="normal" style:font-weight-asian="normal" style:font-size-complex="12pt" style:font-style-complex="normal" style:font-weight-complex="normal"/>
    </style:style>
    <style:style style:name="T44" style:family="text">
      <style:text-properties style:font-name="Times New Roman" fo:font-size="12pt" fo:font-style="normal" fo:font-weight="normal" officeooo:rsid="0036906e"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fo:font-weight="normal" officeooo:rsid="002a0b18" style:font-size-asian="12pt" style:font-style-asian="normal" style:font-weight-asian="normal" style:font-size-complex="12pt" style:font-style-complex="normal" style:font-weight-complex="normal"/>
    </style:style>
    <style:style style:name="T46" style:family="text">
      <style:text-properties style:font-name="Times New Roman" fo:font-size="12pt" fo:font-style="normal" fo:font-weight="normal" officeooo:rsid="002b106f" style:font-size-asian="12pt" style:font-style-asian="normal" style:font-weight-asian="normal" style:font-size-complex="12pt" style:font-style-complex="normal" style:font-weight-complex="normal"/>
    </style:style>
    <style:style style:name="T47" style:family="text">
      <style:text-properties style:font-name="Times New Roman" fo:font-size="12pt" style:font-size-asian="12pt" style:font-size-complex="12pt"/>
    </style:style>
    <style:style style:name="T48" style:family="text">
      <style:text-properties style:font-name="Times New Roman" fo:font-size="12pt" officeooo:rsid="0012028e" style:font-size-asian="12pt" style:font-size-complex="12pt"/>
    </style:style>
    <style:style style:name="T49" style:family="text">
      <style:text-properties officeooo:rsid="00225674"/>
    </style:style>
    <style:style style:name="T50" style:family="text">
      <style:text-properties officeooo:rsid="00231b27"/>
    </style:style>
    <style:style style:name="T51" style:family="text">
      <style:text-properties officeooo:rsid="001a5573"/>
    </style:style>
    <style:style style:name="T52" style:family="text">
      <style:text-properties officeooo:rsid="002cfcab"/>
    </style:style>
    <style:style style:name="T53" style:family="text">
      <style:text-properties officeooo:rsid="00235524"/>
    </style:style>
    <style:style style:name="T54" style:family="text">
      <style:text-properties officeooo:rsid="00314218"/>
    </style:style>
    <style:style style:name="T55" style:family="text">
      <style:text-properties officeooo:rsid="00235da8"/>
    </style:style>
    <style:style style:name="T56" style:family="text">
      <style:text-properties officeooo:rsid="0032cf49"/>
    </style:style>
    <style:style style:name="T57" style:family="text">
      <style:text-properties officeooo:rsid="00271b70"/>
    </style:style>
    <style:style style:name="T58" style:family="text">
      <style:text-properties officeooo:rsid="00288d63"/>
    </style:style>
    <style:style style:name="T59" style:family="text">
      <style:text-properties officeooo:rsid="00307a52"/>
    </style:style>
    <style:style style:name="T60" style:family="text">
      <style:text-properties fo:font-weight="normal" style:font-weight-asian="normal" style:font-weight-complex="normal"/>
    </style:style>
    <style:style style:name="T61" style:family="text">
      <style:text-properties fo:font-weight="normal" officeooo:rsid="0021b3b4" style:font-weight-asian="normal" style:font-weight-complex="normal"/>
    </style:style>
    <style:style style:name="T62" style:family="text">
      <style:text-properties fo:font-weight="normal" officeooo:rsid="002a5073" style:font-weight-asian="normal" style:font-weight-complex="normal"/>
    </style:style>
    <style:style style:name="T63" style:family="text">
      <style:text-properties fo:font-weight="normal" officeooo:rsid="002e891e" style:font-weight-asian="normal" style:font-weight-complex="normal"/>
    </style:style>
    <style:style style:name="T64" style:family="text">
      <style:text-properties fo:font-weight="normal" officeooo:rsid="002fd0af" style:font-weight-asian="normal" style:font-weight-complex="normal"/>
    </style:style>
    <style:style style:name="T65" style:family="text">
      <style:text-properties fo:font-weight="normal" officeooo:rsid="0030c08a" style:font-weight-asian="normal" style:font-weight-complex="normal"/>
    </style:style>
    <style:style style:name="T66" style:family="text">
      <style:text-properties fo:font-size="14pt" fo:font-style="normal" fo:font-weight="normal" officeooo:rsid="00225674" style:font-size-asian="14pt" style:font-style-asian="normal" style:font-weight-asian="normal" style:font-size-complex="14pt" style:font-style-complex="normal" style:font-weight-complex="normal"/>
    </style:style>
    <style:style style:name="T67" style:family="text">
      <style:text-properties officeooo:rsid="00292089"/>
    </style:style>
    <style:style style:name="T68" style:family="text">
      <style:text-properties officeooo:rsid="002d3a8e"/>
    </style:style>
    <style:style style:name="T69" style:family="text">
      <style:text-properties officeooo:rsid="002e0a5b"/>
    </style:style>
    <style:style style:name="T70" style:family="text">
      <style:text-properties officeooo:rsid="002e23ca"/>
    </style:style>
    <style:style style:name="T71" style:family="text">
      <style:text-properties officeooo:rsid="0030c08a"/>
    </style:style>
    <style:style style:name="T72" style:family="text">
      <style:text-properties officeooo:rsid="00329ef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9">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ntroduction générale</text:h>
      <text:p text:style-name="P30">Les marchés agricoles existent depuis des siècles, remontant à l'époque où les communautés rurales échangeaient leurs produits excédentaires contre d'autres biens et services. Au fil du temps, les marchés agricoles ont évolué pour devenir des centres commerciaux plus sophistiqués, souvent réglementés par les autorités locales. <text:s text:c="55"/></text:p>
      <text:p text:style-name="P30">Mais qu’es<text:span text:style-name="T68">t</text:span> ce qu’un march<text:span text:style-name="T68">é</text:span> agricole locale<text:span text:style-name="T68">?</text:span> . Un marché agricole locale, aussi appelé marché fermier ou marché de producteurs, est un lieu de vente au détail où les consommateurs peuvent acheter des produits frais et locaux directement auprès des agriculteurs de la région. Ces marchés offrent généralement une grande variété de produits, notamment des fruits et légumes de saison, de la viande, des produits laitiers, des œufs, du miel, des confitures, des produits de boulangerie et des plantes artisanales.</text:p>
      <text:p text:style-name="P30">Les progrès des techniques numériques ont bouleversé de nombreux aspects, et les marchés agricoles locaux ne font pas exception.. De nouvelles technologies offrent aux agriculteurs, aux vendeurs et aux consommateurs la capacité de se connecter et d'interagir de manière plus efficace et efficiente qu'auparavant. En raison des nouvelles exigences qui ont été introduites, le thème retenu <text:span text:style-name="T1">pour notre r</text:span><text:span text:style-name="T68">echerche est</text:span><text:span text:style-name="T1">:</text:span> <text:span text:style-name="T2">création d'une application web pour un marché agricole local</text:span>. Notre travail se <text:span text:style-name="T68">présentera </text:span>en <text:s/>parties, <text:span text:style-name="T68">ainsi qu’</text:span> suit :</text:p>
      <text:list xml:id="list924301595" text:style-name="L1">
        <text:list-item>
          <text:p text:style-name="P31"><text:span text:style-name="T69">Tout d’abord , une présentation de</text:span> l'entreprise <text:span text:style-name="T69">dans laquelle nous avons effectué</text:span> notre stage.</text:p>
        </text:list-item>
        <text:list-item>
          <text:p text:style-name="P31">Ensuite, nous allons examiner le marché agricole local au Cameroun, ses atouts, ses défis et aussi les motivations derrière une solution numérique.</text:p>
        </text:list-item>
        <text:list-item>
          <text:p text:style-name="P31"><text:span text:style-name="T1">Enfin, n</text:span>ous <text:span text:style-name="T1">entrerons dans l’analyse, la conception et l’implémentation de l’application web, </text:span>les défis rencontrés pendant le développement de notre application, ainsi que les différentes méthodes de résolution de ces problèmes.</text:p>
        </text:list-item>
      </text:list>
      <text:h text:style-name="P2" text:outline-level="2"><text:span text:style-name="T4">chapitre 1 : </text:span><text:span text:style-name="T5">L’entreprise et son secteur d’activités</text:span></text:h>
      <text:p text:style-name="P42"><text:span text:style-name="T6">1-1 </text:span>Introduction</text:p>
      <text:p text:style-name="P71"><text:span text:style-name="T22">Basoh technologies g</text:span><text:span text:style-name="T23">roup SARL est une entreprise informatique créée(légalisée) au </text:span><text:span text:style-name="T24">CFCFE</text:span><text:span text:style-name="T23"> de </text:span><text:span text:style-name="T24">Yaoundé</text:span><text:span text:style-name="T23"> sous le No 2002/1474/ACE/APME/Cfce-Yde/CCMO02217547399C, Site web: </text:span><text:a xlink:type="simple" xlink:href="http://www.basohtechnologies.com/" text:style-name="Internet_20_link" text:visited-style-name="Visited_20_Internet_20_Link"><text:span text:style-name="T23">www.basohtechnologies.com</text:span></text:a><text:span text:style-name="T23">, téléphone: 69330060/677723555, e-mail: </text:span><text:a xlink:type="simple" xlink:href="mailto:info@bashotechnologies.com" text:style-name="Internet_20_link" text:visited-style-name="Visited_20_Internet_20_Link"><text:span text:style-name="T23">info@bashotechnologies.com</text:span></text:a></text:p>
      <text:p text:style-name="P10"><text:span text:style-name="Strong_20_Emphasis"><text:span text:style-name="T11"><text:tab/>Née de la volonté de son Promoteur Dr,Basoh FOTSING MARC ANICET, qui après son DEA en informatique en 2003, ambitionne de participer au processus de digitalisation des activités des entreprises Camerounaises, BASOH TECHNOLOGIES GROUP SARL voit le jour en Décembre 2003 </text:span></text:span><text:span text:style-name="Strong_20_Emphasis"><text:span text:style-name="T13">sous l’appellation O’net Revolution et se présente sous la forme de 03 cybercafés logés dans le quartier des étudiants de l’université de </text:span></text:span><text:span text:style-name="Strong_20_Emphasis"><text:span text:style-name="T12">Yaoundé</text:span></text:span><text:span text:style-name="Strong_20_Emphasis"><text:span text:style-name="T13"> 1. </text:span></text:span><text:span text:style-name="Strong_20_Emphasis"><text:span text:style-name="T15">U</text:span></text:span><text:span text:style-name="Strong_20_Emphasis"><text:span text:style-name="T13">n an plus tard, l’entreprise se lance dans l’hébergement des sites web car les fournisseurs de ce service rendent des prestation</text:span></text:span><text:span text:style-name="Strong_20_Emphasis"><text:span text:style-name="T15">s</text:span></text:span><text:span text:style-name="Strong_20_Emphasis"><text:span text:style-name="T13"> médiocres sur le territoire. très vite l’entreprise devient leader du march</text:span></text:span><text:span text:style-name="Strong_20_Emphasis"><text:span text:style-name="T15">é</text:span></text:span><text:span text:style-name="Strong_20_Emphasis"><text:span text:style-name="T13"> de l’hébergement des sites web avec plus de 2000 sites web héberg</text:span></text:span><text:span text:style-name="Strong_20_Emphasis"><text:span text:style-name="T15">é</text:span></text:span><text:span text:style-name="Strong_20_Emphasis"><text:span text:style-name="T13">s en un an. L’entreprise se lance aussi dans la fourniture de l’internet </text:span></text:span><text:span text:style-name="Strong_20_Emphasis"><text:span text:style-name="T15">à</text:span></text:span><text:span text:style-name="Strong_20_Emphasis"><text:span text:style-name="T13"> domic</text:span></text:span><text:span text:style-name="Strong_20_Emphasis"><text:span text:style-name="T12">i</text:span></text:span><text:span text:style-name="Strong_20_Emphasis"><text:span text:style-name="T13">le aux étudiants au travers de la technologie </text:span></text:span><text:span text:style-name="Strong_20_Emphasis"><text:span text:style-name="T14">MIKROTIK</text:span></text:span><text:span text:style-name="Strong_20_Emphasis"><text:span text:style-name="T13">. En 2005, l’entreprise se lance dans les formations en informatique et la vente de serveurs afin de permettre </text:span></text:span><text:span text:style-name="Strong_20_Emphasis"><text:span text:style-name="T15">à</text:span></text:span><text:span text:style-name="Strong_20_Emphasis"><text:span text:style-name="T13"> d’autres </text:span></text:span><text:span text:style-name="Strong_20_Emphasis"><text:span text:style-name="T14">Ca</text:span></text:span><text:span text:style-name="Strong_20_Emphasis"><text:span text:style-name="T13">merounais d’offrir aussi les services d’hébergement des sites web.</text:span></text:span></text:p>
      <text:p text:style-name="P10"><text:span text:style-name="Strong_20_Emphasis"><text:span text:style-name="T16">Photos </text:span></text:span></text:p>
      <text:p text:style-name="P10"><text:span text:style-name="Strong_20_Emphasis"><text:span text:style-name="T16">localisation</text:span></text:span></text:p>
      <text:p text:style-name="P44"/>
      <text:p text:style-name="P44"><text:span text:style-name="T6">1-2 </text:span>Composantes structurelles de l’entreprise</text:p>
      <text:p text:style-name="P44">Basoh technologies group SARL c’est :</text:p>
      <text:list xml:id="list3549292891" text:style-name="L2">
        <text:list-item>
          <text:p text:style-name="P45"><text:span text:style-name="T6">D</text:span>es centres de formation professionnels</text:p>
        </text:list-item>
        <text:list-item>
          <text:p text:style-name="P45"><text:span text:style-name="T6">U</text:span>n <text:span text:style-name="T70">IPES</text:span>(institut priv<text:span text:style-name="T70">é</text:span> d’enseignement supérieur) bas<text:span text:style-name="T70">é</text:span> <text:span text:style-name="T70">à</text:span> Yaoundé, <text:span text:style-name="T7">B</text:span>afoussam, et Douala</text:p>
        </text:list-item>
        <text:list-item>
          <text:p text:style-name="P45"><text:span text:style-name="T6">D</text:span>es centres d ‘incubation</text:p>
        </text:list-item>
        <text:list-item>
          <text:p text:style-name="P45"><text:span text:style-name="T6">D</text:span>es centres d’accélération des idées, de projets et d’entreprises</text:p>
        </text:list-item>
        <text:list-item>
          <text:p text:style-name="P45"><text:span text:style-name="T6">U</text:span>ne agence de marketing digital</text:p>
        </text:list-item>
        <text:list-item>
          <text:p text:style-name="P14"><text:span text:style-name="Strong_20_Emphasis"><text:span text:style-name="T19">U</text:span></text:span><text:span text:style-name="Strong_20_Emphasis"><text:span text:style-name="T18">ne chaîne de télévision</text:span></text:span></text:p>
        </text:list-item>
      </text:list>
      <text:p text:style-name="P10"><text:span text:style-name="Strong_20_Emphasis"><text:span text:style-name="T39"/></text:span></text:p>
      <text:p text:style-name="P10"><text:span text:style-name="Strong_20_Emphasis"><text:span text:style-name="T16">photo organigramme</text:span></text:span></text:p>
      <text:p text:style-name="P72"><text:span text:style-name="Strong_20_Emphasis"><text:span text:style-name="T22"/></text:span></text:p>
      <text:p text:style-name="P72"><text:span text:style-name="Strong_20_Emphasis"><text:span text:style-name="T25">1-3 </text:span></text:span><text:span text:style-name="Strong_20_Emphasis"><text:span text:style-name="T22">organigramme de BASOH TECHNOLOGIES GROUP SARL</text:span></text:span></text:p>
      <text:p text:style-name="P44">Basoh technologies group SARL compte dans son organigramme</text:p>
      <text:list xml:id="list2719569850" text:style-name="L3">
        <text:list-item>
          <text:p text:style-name="P46">1 démembrement national</text:p>
        </text:list-item>
        <text:list-item>
          <text:p text:style-name="P46">10 démembrement<text:span text:style-name="T70">s</text:span> régionaux</text:p>
        </text:list-item>
        <text:list-item>
          <text:p text:style-name="P46">58 démembrement<text:span text:style-name="T70">s</text:span> départementaux</text:p>
        </text:list-item>
        <text:list-item>
          <text:p text:style-name="P46"><text:soft-page-break/>360 démembrement<text:span text:style-name="T70">s</text:span> communaux</text:p>
        </text:list-item>
      </text:list>
      <text:p text:style-name="P44"><text:span text:style-name="T6">1-3-1 </text:span><text:span text:style-name="T70">C</text:span>haque démembrement est compos<text:span text:style-name="T70">é</text:span> de : </text:p>
      <text:list xml:id="list3364264742" text:style-name="L4">
        <text:list-item>
          <text:p text:style-name="P47">1directeur général</text:p>
        </text:list-item>
        <text:list-item>
          <text:p text:style-name="P47">1 directeur en charge de l’incubation et de l’accélération d’entreprises</text:p>
        </text:list-item>
        <text:list-item>
          <text:p text:style-name="P47">1 directeur en charge du marketing digital</text:p>
        </text:list-item>
        <text:list-item>
          <text:p text:style-name="P47">1 directeur en charge de formation universitaire</text:p>
        </text:list-item>
        <text:list-item>
          <text:p text:style-name="P47">1 directeur en charge du centre de formatio<text:span text:style-name="T7">n</text:span> professionnelle</text:p>
        </text:list-item>
        <text:list-item>
          <text:p text:style-name="P47">1 directeur en charge du numérique, des nouveaux médias et des systèmes d’information</text:p>
        </text:list-item>
        <text:list-item>
          <text:p text:style-name="P47">1 directeur en charge de la recherche et développement</text:p>
        </text:list-item>
        <text:list-item>
          <text:p text:style-name="P47">1 directeur des ressources humaines</text:p>
        </text:list-item>
        <text:list-item>
          <text:p text:style-name="P47">1 directeur en charge du programme l’assistance aux personnes démunies</text:p>
        </text:list-item>
        <text:list-item>
          <text:p text:style-name="P74"><text:span text:style-name="Strong_20_Emphasis"><text:span text:style-name="T22">1 comptable</text:span></text:span></text:p>
        </text:list-item>
      </text:list>
      <text:p text:style-name="P72"><text:span text:style-name="Strong_20_Emphasis"><text:span text:style-name="T22"/></text:span></text:p>
      <text:p text:style-name="P44"><text:span text:style-name="T6">1-3-2 </text:span>partenaires</text:p>
      <text:list xml:id="list3331053331" text:style-name="L5">
        <text:list-item>
          <text:p text:style-name="P75"><text:span text:style-name="T47">l’université hegtd </text:span><text:a xlink:type="simple" xlink:href="http://www.hegtduinversity.org/" text:style-name="Internet_20_link" text:visited-style-name="Visited_20_Internet_20_Link"><text:span text:style-name="T47">www.hegtduinversity.org</text:span></text:a></text:p>
        </text:list-item>
        <text:list-item>
          <text:p text:style-name="P75"><text:span text:style-name="T47">l’entreprise français</text:span><text:span text:style-name="T48">e</text:span><text:span text:style-name="T47"> air 72 sécurité </text:span><text:a xlink:type="simple" xlink:href="http://www.air72securite.com/" text:style-name="Internet_20_link" text:visited-style-name="Visited_20_Internet_20_Link"><text:span text:style-name="T47">www.air72securite.com</text:span></text:a></text:p>
        </text:list-item>
        <text:list-item>
          <text:p text:style-name="P75"><text:span text:style-name="T47">l’entreprise français</text:span><text:span text:style-name="T48">e</text:span><text:span text:style-name="T47"> </text:span><text:span text:style-name="T48">EDG</text:span><text:span text:style-name="T47"> consulting </text:span><text:a xlink:type="simple" xlink:href="http://www.edgtravel.com/" text:style-name="Internet_20_link" text:visited-style-name="Visited_20_Internet_20_Link"><text:span text:style-name="T47">www.edgtravel.com</text:span></text:a></text:p>
        </text:list-item>
        <text:list-item>
          <text:p text:style-name="P48">l’entreprise belge world voices group</text:p>
        </text:list-item>
        <text:list-item>
          <text:p text:style-name="P75"><text:span text:style-name="T47">la chaîne D&amp;T télévision </text:span><text:a xlink:type="simple" xlink:href="http://www.decentralisation.tv/" text:style-name="Internet_20_link" text:visited-style-name="Visited_20_Internet_20_Link"><text:span text:style-name="T47">www.decentralisation.tv</text:span></text:a></text:p>
        </text:list-item>
        <text:list-item>
          <text:p text:style-name="P75"><text:span text:style-name="T47">le Groupement des femmes d’affaires du </text:span><text:span text:style-name="T48">C</text:span><text:span text:style-name="T47">amer</text:span><text:span text:style-name="T48">o</text:span><text:span text:style-name="T47">un GFAC </text:span><text:a xlink:type="simple" xlink:href="http://www.legfaccameroun.com/" text:style-name="Internet_20_link" text:visited-style-name="Visited_20_Internet_20_Link"><text:span text:style-name="T47">www.legfaccameroun.com</text:span></text:a></text:p>
        </text:list-item>
        <text:list-item>
          <text:p text:style-name="P75"><text:span text:style-name="T47">le centre d’ingénierie multilingue et de coopération internationale cim-cin </text:span><text:a xlink:type="simple" xlink:href="http://www.cimcin.com/" text:style-name="Internet_20_link" text:visited-style-name="Visited_20_Internet_20_Link"><text:span text:style-name="T47">www.cimcin.com</text:span></text:a></text:p>
        </text:list-item>
        <text:list-item>
          <text:p text:style-name="P48">l’association génération positive</text:p>
        </text:list-item>
        <text:list-item>
          <text:p text:style-name="P48">le programme d ‘assistance aux personnes démunies</text:p>
        </text:list-item>
        <text:list-item>
          <text:p text:style-name="P48">l’assoc<text:span text:style-name="T8">iat</text:span>ion acahijec </text:p>
        </text:list-item>
        <text:list-item>
          <text:p text:style-name="P15"><text:span text:style-name="Strong_20_Emphasis"><text:span text:style-name="T18">l’entr</text:span></text:span><text:span text:style-name="Strong_20_Emphasis"><text:span text:style-name="T21">e</text:span></text:span><text:span text:style-name="Strong_20_Emphasis"><text:span text:style-name="T18">prise de décoration </text:span></text:span><text:span text:style-name="Strong_20_Emphasis"><text:span text:style-name="T21">G</text:span></text:span><text:span text:style-name="Strong_20_Emphasis"><text:span text:style-name="T18">i-sublima </text:span></text:span><text:a xlink:type="simple" xlink:href="http://www.gi-sublima.com/" text:style-name="Internet_20_link" text:visited-style-name="Visited_20_Internet_20_Link"><text:span text:style-name="Strong_20_Emphasis"><text:span text:style-name="T18">www.gi-sublima.com</text:span></text:span></text:a></text:p>
        </text:list-item>
      </text:list>
      <text:p text:style-name="P50"><text:span text:style-name="T61">chapitre2 : </text:span><text:span text:style-name="T60">Le Marché Agricole Local au Cameroun </text:span></text:p>
      <text:p text:style-name="P51"><text:span text:style-name="T60"/></text:p>
      <text:p text:style-name="P32">Le marché agricole local au Cameroun joue un rôle crucial dans l'économie et la vie quotidienne des populations. Il s'agit d'un réseau dense de points de vente où les agriculteurs vendent leurs produits frais directement aux consommateurs, sans passer par les intermédiaires.</text:p>
      <text:p text:style-name="P79"><text:span text:style-name="Strong_20_Emphasis"><text:span text:style-name="T26">2.1 - </text:span></text:span><text:span text:style-name="Strong_20_Emphasis"><text:span text:style-name="T22">Caractéristiques principales du marché agricole local au Cameroun :</text:span></text:span></text:p>
      <text:list xml:id="list4038097597" text:style-name="L6">
        <text:list-item>
          <text:p text:style-name="P81"><text:span text:style-name="Strong_20_Emphasis"><text:span text:style-name="T22">Diversité des produits</text:span></text:span><text:span text:style-name="T22">: Les marchés regorgent d'une grande variété de produits frais de saison, tels que fruits, légumes, viande, poisson, produits laitiers, œufs, miel, épices, et produits transformés artisanalement.</text:span></text:p>
        </text:list-item>
        <text:list-item>
          <text:p text:style-name="P81"><text:span text:style-name="Strong_20_Emphasis"><text:span text:style-name="T22">Présence dominante des petits producteurs</text:span></text:span><text:span text:style-name="T22">: La majorité des vendeurs sur les marchés locaux sont des petits exploitants agricoles qui cultivent et élèvent leurs produits sur de petites parcelles.</text:span></text:p>
        </text:list-item>
        <text:list-item>
          <text:p text:style-name="P81"><text:span text:style-name="Strong_20_Emphasis"><text:span text:style-name="T22">Importance économique</text:span></text:span><text:span text:style-name="T22">: Le marché agricole local génère des revenus importants pour les agriculteurs et contribue à la sécurité alimentaire des ménages.</text:span></text:p>
        </text:list-item>
        <text:list-item>
          <text:p text:style-name="P82"><text:span text:style-name="Strong_20_Emphasis"><text:span text:style-name="T22">Lien social et culturel</text:span></text:span><text:span text:style-name="T22">: Les marchés constituent des lieux de rencontre et d'échange pour les populations locales, favorisant le lien social et la transmission des savoirs ancestraux.</text:span></text:p>
        </text:list-item>
      </text:list>
      <text:p text:style-name="P54">photos</text:p>
      <text:p text:style-name="P80"><text:span text:style-name="Strong_20_Emphasis"><text:span text:style-name="T26">2.2- </text:span></text:span><text:span text:style-name="Strong_20_Emphasis"><text:span text:style-name="T22">Importance des marchés agricoles locaux :</text:span></text:span></text:p>
      <text:p text:style-name="P33">Au-delà de leur fonction première de vente de produits frais, les marchés agricoles locaux jouent un rôle essentiel dans nos sociétés :</text:p>
      <text:list xml:id="list3678941356" text:style-name="L7">
        <text:list-item>
          <text:p text:style-name="P83"><text:span text:style-name="Strong_20_Emphasis"><text:span text:style-name="T22">Accès à une alimentation saine et durable</text:span></text:span><text:span text:style-name="T22">: Ils permettent aux consommateurs d'accéder à des produits frais, sains et exempts de pesticides ou d'additifs artificiels, favorisant une alimentation plus saine et plus responsable.</text:span></text:p>
        </text:list-item>
        <text:list-item>
          <text:p text:style-name="P83"><text:span text:style-name="Strong_20_Emphasis"><text:span text:style-name="T22">Préservation des savoirs et savoir-faire agricoles</text:span></text:span><text:span text:style-name="T22">: Ils contribuent à la préservation des traditions agricoles locales et des savoir-faire ancestraux, garantissant la diversité des produits et des techniques culturales.</text:span></text:p>
        </text:list-item>
        <text:list-item>
          <text:p text:style-name="P83"><text:span text:style-name="Strong_20_Emphasis"><text:span text:style-name="T22">Dynamisme économique et social</text:span></text:span><text:span text:style-name="T22">: Ils stimulent l'économie locale en créant des emplois et en soutenant les petits producteurs, tout en contribuant à la revitalisation des zones rurales et au renforcement des liens sociaux.</text:span></text:p>
        </text:list-item>
        <text:list-item>
          <text:p text:style-name="P83"><text:span text:style-name="Strong_20_Emphasis"><text:span text:style-name="T22">Éducation et sensibilisation</text:span></text:span><text:span text:style-name="T22">: Ils sensibilisent les consommateurs à l'importance d'une alimentation saine et durable, aux enjeux de l'agriculture locale et à la nécessité de soutenir les producteurs.</text:span></text:p>
        </text:list-item>
        <text:list-item>
          <text:p text:style-name="P73"><text:span text:style-name="Strong_20_Emphasis"><text:span text:style-name="T27">Protection de l'environnement: Ils favorisent des pratiques agricoles durables qui respectent l'environnement, préservent la biodiversité et réduisent l'impact du système alimentaire sur la planète.</text:span></text:span></text:p>
        </text:list-item>
      </text:list>
      <text:p text:style-name="P49"/>
      <text:p text:style-name="P79"><text:span text:style-name="Strong_20_Emphasis"><text:span text:style-name="T26">2.3- </text:span></text:span><text:span text:style-name="Strong_20_Emphasis"><text:span text:style-name="T22">Défis du marché agricole local au Cameroun</text:span></text:span></text:p>
      <text:list xml:id="list1833356623" text:style-name="L8">
        <text:list-item>
          <text:p text:style-name="P84"><text:soft-page-break/><text:span text:style-name="Strong_20_Emphasis"><text:span text:style-name="T22">Manque d'infrastructures</text:span></text:span><text:span text:style-name="T22">: Les marchés souffrent souvent d'un manque d'infrastructures adéquates, telles que des hangars de protection contre les intempéries, des installations sanitaires et des systèmes de réfrigération.</text:span></text:p>
        </text:list-item>
        <text:list-item>
          <text:p text:style-name="P84"><text:span text:style-name="Strong_20_Emphasis"><text:span text:style-name="T22">Accès limité au financement</text:span></text:span><text:span text:style-name="T22">: Les agriculteurs ont du mal à obtenir des crédits pour investir dans la modernisation de leurs techniques agricoles et améliorer la qualité de leurs produits.</text:span></text:p>
        </text:list-item>
        <text:list-item>
          <text:p text:style-name="P84"><text:span text:style-name="Strong_20_Emphasis"><text:span text:style-name="T22">Concurrence des produits importés</text:span></text:span><text:span text:style-name="T22">: L'arrivée de produits importés à bas prix peut menacer les revenus des agriculteurs locaux.</text:span></text:p>
        </text:list-item>
        <text:list-item>
          <text:p text:style-name="P84"><text:span text:style-name="Strong_20_Emphasis"><text:span text:style-name="T22">Perte post-récolte</text:span></text:span><text:span text:style-name="T22">: Le manque de moyens de conservation et de transport entraîne des pertes importantes de produits frais, réduisant les revenus des agriculteurs et augmentant le prix des produits pour les consommateurs.</text:span></text:p>
        </text:list-item>
        <text:list-item>
          <text:p text:style-name="P85"><text:span text:style-name="Strong_20_Emphasis"><text:span text:style-name="T22">Besoin de structuration et de professionnalisation</text:span></text:span><text:span text:style-name="T22">: Le marché gagnerait à être mieux structuré et professionnalisé, avec des normes de qualité et d'hygiène plus strictes.</text:span></text:p>
        </text:list-item>
      </text:list>
      <text:h text:style-name="P3" text:outline-level="2"><text:span text:style-name="T9">2.4- </text:span>Défis Rencontrés par les Agriculteurs Camerounais </text:h>
      <text:p text:style-name="P32">Les agriculteurs camerounais font face à de nombreux défis qui entravent leur productivité, leur accès aux marchés et leur bien-être général. </text:p>
      <text:p text:style-name="P79"><text:span text:style-name="Strong_20_Emphasis"><text:span text:style-name="T28">2.4.1- </text:span></text:span><text:span text:style-name="Strong_20_Emphasis"><text:span text:style-name="T22">Principaux défis rencontrés par les agriculteurs camerounais : <text:s text:c="156"/></text:span></text:span></text:p>
      <text:list xml:id="list3929960668" text:style-name="L9">
        <text:list-item>
          <text:p text:style-name="P86"><text:span text:style-name="Strong_20_Emphasis"><text:span text:style-name="T22">Accès limité aux marchés et aux consommateurs</text:span></text:span><text:span text:style-name="T22">: Les agriculteurs, en particulier les petits exploitants, ont souvent du mal à se connecter avec les consommateurs et à vendre leurs produits à des prix équitables.</text:span></text:p>
        </text:list-item>
        <text:list-item>
          <text:p text:style-name="P86"><text:span text:style-name="Strong_20_Emphasis"><text:span text:style-name="T22">Manque d'infrastructures et de technologies</text:span></text:span><text:span text:style-name="T22">: Les infrastructures de transport, de stockage et de transformation sont souvent insuffisantes, ce qui entraîne des pertes post-récolte importantes et une réduction de la qualité des produits.</text:span></text:p>
        </text:list-item>
        <text:list-item>
          <text:p text:style-name="P86"><text:span text:style-name="Strong_20_Emphasis"><text:span text:style-name="T22">Difficultés d'accès au financement</text:span></text:span><text:span text:style-name="T22">: Les agriculteurs ont du mal à obtenir des crédits pour investir dans des technologies améliorées, des intrants agricoles et des infrastructures.</text:span></text:p>
        </text:list-item>
        <text:list-item>
          <text:p text:style-name="P86"><text:span text:style-name="Strong_20_Emphasis"><text:span text:style-name="T22">Vulnérabilité aux aléas climatiques</text:span></text:span><text:span text:style-name="T22">: Les changements climatiques et les événements météorologiques extrêmes menacent la production agricole et la sécurité alimentaire.</text:span></text:p>
        </text:list-item>
        <text:list-item>
          <text:p text:style-name="P87"><text:span text:style-name="Strong_20_Emphasis"><text:span text:style-name="T22">Manque de formation et d'encadrement</text:span></text:span><text:span text:style-name="T22">: Les agriculteurs ont besoin de formation</text:span><text:span text:style-name="T30">s</text:span><text:span text:style-name="T22"> et d'encadrement pour adopter des pratiques agricoles durables et améliorer leur productivité.</text:span></text:p>
        </text:list-item>
      </text:list>
      <text:h text:style-name="P5" text:outline-level="2"><text:span text:style-name="Strong_20_Emphasis"><text:span text:style-name="T27"/></text:span></text:h>
      <text:p text:style-name="P79"><text:span text:style-name="Strong_20_Emphasis"><text:span text:style-name="T28">2.4.2- </text:span></text:span><text:span text:style-name="Strong_20_Emphasis"><text:span text:style-name="T22">Initiatives et perspectives pour le développement du marché agricole local :</text:span></text:span></text:p>
      <text:list xml:id="list3057174133" text:style-name="L10">
        <text:list-item>
          <text:p text:style-name="P88"><text:span text:style-name="Strong_20_Emphasis"><text:span text:style-name="T22">Soutien aux petits producteurs</text:span></text:span><text:span text:style-name="T22">: Des programmes de soutien aux petits producteurs peuvent améliorer leur accès aux intrants agricoles, aux technologies et aux services financiers.</text:span></text:p>
        </text:list-item>
        <text:list-item>
          <text:p text:style-name="P88"><text:span text:style-name="Strong_20_Emphasis"><text:span text:style-name="T22">Amélioration des infrastructures</text:span></text:span><text:span text:style-name="T22">: L'investissement dans des infrastructures adéquates sur les marchés est essentiel pour améliorer la qualité des produits et réduire les pertes post-récolte.</text:span></text:p>
        </text:list-item>
        <text:list-item>
          <text:p text:style-name="P88"><text:span text:style-name="Strong_20_Emphasis"><text:span text:style-name="T22">Promotion de l'agriculture durable</text:span></text:span><text:span text:style-name="T22">: L'encouragement des pratiques agricoles durables, telles que l’agroécologie et l'agriculture biologique, permet de préserver l'environnement et de produire des aliments sains.</text:span></text:p>
        </text:list-item>
        <text:list-item>
          <text:p text:style-name="P88"><text:soft-page-break/><text:span text:style-name="Strong_20_Emphasis"><text:span text:style-name="T22">Développement de circuits de commercialisation courts</text:span></text:span><text:span text:style-name="T22">: La promotion des circuits de commercialisation courts, tels que les AMAP (Association pour le Maintien d'une Agriculture Paysanne), permet de réduire les intermédiaires et de mieux rémunérer les agriculteurs.</text:span></text:p>
        </text:list-item>
        <text:list-item>
          <text:p text:style-name="P89"><text:span text:style-name="Strong_20_Emphasis"><text:span text:style-name="T22">Sensibilisation des consommateurs: Des campagnes de sensibilisation peuvent encourager les consommateurs à privilégier les produits locaux et à soutenir les agriculteurs camerounais.</text:span></text:span></text:p>
        </text:list-item>
      </text:list>
      <text:h text:style-name="P3" text:outline-level="2"><text:span text:style-name="T9">2.5- </text:span>L'Atout d'une Application de Marché Agricole Local au Cameroun</text:h>
      <text:p text:style-name="P52"><text:span text:style-name="T60">L'implantation d'une application de marché agricole local au Cameroun présente un fort potentiel pour le développement économique, social et environnemental du pays. </text:span><text:span text:style-name="T62">Les avantages d’une telle application son</text:span><text:span text:style-name="T65">t les suivants ;</text:span></text:p>
      <text:list xml:id="list3799572853" text:style-name="L11">
        <text:list-item>
          <text:p text:style-name="P90"><text:span text:style-name="Strong_20_Emphasis"><text:span text:style-name="T22">Mettre en relation les agriculteurs avec les consommateurs</text:span></text:span><text:span text:style-name="T22">: L'application peut créer une plateforme virtuelle où les agriculteurs peuvent présenter leurs produits et se connecter directement avec les consommateurs, réduisant ainsi les intermédiaires et augmentant leurs revenus.</text:span></text:p>
        </text:list-item>
        <text:list-item>
          <text:p text:style-name="P90"><text:span text:style-name="Strong_20_Emphasis"><text:span text:style-name="T22">Faciliter la coordination de la chaîne d'approvisionnement</text:span></text:span><text:span text:style-name="T22">: L'application peut permettre de mieux coordonner la chaîne d'approvisionnement, en reliant les agriculteurs aux acheteurs, aux transporteurs et aux services de transformation, réduisant ainsi le gaspillage alimentaire et améliorant l'efficacité.</text:span></text:p>
        </text:list-item>
        <text:list-item>
          <text:p text:style-name="P90"><text:span text:style-name="Strong_20_Emphasis"><text:span text:style-name="T22">Améliorer l'accès au financement</text:span></text:span><text:span text:style-name="T22">: L'application peut intégrer des services financiers, tels que des systèmes de paiement mobile et des solutions de micro-crédit, permettant aux agriculteurs d'accéder plus facilement à des financements pour leurs activités.</text:span></text:p>
        </text:list-item>
        <text:list-item>
          <text:p text:style-name="P90"><text:span text:style-name="Strong_20_Emphasis"><text:span text:style-name="T22">Diffuser des informations et des conseils</text:span></text:span><text:span text:style-name="T22">: L'application peut servir de plateforme pour diffuser des informations sur les bonnes pratiques agricoles, les techniques de gestion des risques climatiques et les opportunités de marché, renforçant ainsi les capacités des agriculteurs.</text:span></text:p>
        </text:list-item>
        <text:list-item>
          <text:p text:style-name="P11"><text:span text:style-name="Strong_20_Emphasis"><text:span text:style-name="T18">Promouvoir l'agriculture durable: L'application peut mettre en avant les agriculteurs qui adoptent des pratiques durables et respectueuses de l'environnement, encourageant l'adoption de ces pratiques à plus grande échelle.</text:span></text:span></text:p>
        </text:list-item>
      </text:list>
      <text:p text:style-name="P55">Chapitre 4 : <text:span text:style-name="T49">Analyse, </text:span><text:span text:style-name="T53">conception et </text:span><text:span text:style-name="T49">implémentation</text:span><text:span text:style-name="T53"> de l’application</text:span></text:p>
      <text:p text:style-name="P56"><text:span text:style-name="T50">4.1</text:span><text:span text:style-name="T49"> - </text:span><text:span text:style-name="T10">Analyse</text:span> de l'existant</text:p>
      <text:p text:style-name="P70">Le paysage des applications de marché agricole locale évolue rapidement, avec l'émergence de nouvelles solutions prometteuses qui visent à connecter les agriculteurs aux consommateurs et à améliorer l'efficacité de la chaîne d'approvisionnement alimentaire.</text:p>
      <text:p text:style-name="P91"><text:span text:style-name="Strong_20_Emphasis"><text:span text:style-name="T34">Voici un aperçu de quelques applications clés présentes </text:span></text:span><text:span text:style-name="Strong_20_Emphasis"><text:span text:style-name="T35">en Afrique</text:span></text:span><text:span text:style-name="Strong_20_Emphasis"><text:span text:style-name="T34"> sur le marché :</text:span></text:span></text:p>
      <text:p text:style-name="P92"><text:span text:style-name="Strong_20_Emphasis"><text:span text:style-name="T40">1- </text:span></text:span><text:span text:style-name="Strong_20_Emphasis"><text:span text:style-name="T39">Fila7a</text:span></text:span></text:p>
      <text:p text:style-name="P91"><text:span text:style-name="Strong_20_Emphasis"><text:span text:style-name="T34">L’application Fila7a est dédiée à la vente et à l’achat dans le domaine de l’agriculture. Elle est conçue pour connecter les producteurs et les acheteurs locaux et régionaux, offrant ainsi une solution pratique et efficace pour la commercialisation des produits agricoles. </text:span></text:span><text:a xlink:type="simple" xlink:href="http://Www.fila7a.com/" text:style-name="Internet_20_link" text:visited-style-name="Visited_20_Internet_20_Link"><text:span text:style-name="Strong_20_Emphasis"><text:span text:style-name="T38">Www.fila7a.com</text:span></text:span></text:a></text:p>
      <text:p text:style-name="P92"><text:span text:style-name="Strong_20_Emphasis"><text:span text:style-name="T39">Grâce à </text:span></text:span><text:span text:style-name="Strong_20_Emphasis"><text:span text:style-name="T41">cette</text:span></text:span><text:span text:style-name="Strong_20_Emphasis"><text:span text:style-name="T39"> application, les agriculteurs peuvent facilement publier des annonces pour vendre leurs produits, tandis que les acheteurs peuvent facilement rechercher et acheter les produits dont ils ont besoin. Nous veillons à ce que toutes les transactions soient effectuées en toute sécurité et au meilleur prix. Rejoignez notre communauté agricole numérique dès maintenant pour bénéficier de cette plateforme de vente et d’achat innovante et pratique ! </text:span></text:span></text:p>
      <text:p text:style-name="P92"><text:span text:style-name="Strong_20_Emphasis"><text:span text:style-name="T31">Elle est conçue pour connecter les producteurs et les acheteurs locaux et régionaux, offrant ainsi une solution pratique et efficace pour la commercialisation des produits agricoles.</text:span></text:span></text:p>
      <text:p text:style-name="P57"><text:s/><text:span text:style-name="T3">Photo fila7a</text:span></text:p>
      <text:p text:style-name="P91"><text:span text:style-name="Strong_20_Emphasis"><text:span text:style-name="T36">2- AgriBros</text:span></text:span></text:p>
      <text:p text:style-name="P77"><text:span text:style-name="Strong_20_Emphasis"><text:span text:style-name="T34">AgriBros Market est une plate-forme digitale spécialisée dans la promotion et la commercialisation des produits agricoles, permettant de connecter les exploitations aux marchés et de valoriser les produits locaux sur le plan international. Plateforme web, mobile et SMS (USSD) connectant les agriculteurs et producteurs locaux aux acheteurs potentiels et consommateurs finaux sur un marché numérique et permettant le financement participatif des projets dans le domaine agricole et agro-alimentaire.</text:span></text:span></text:p>
      <text:p text:style-name="P78"><text:span text:style-name="Strong_20_Emphasis"><text:span text:style-name="T32">Photo AgriBros</text:span></text:span></text:p>
      <text:p text:style-name="P93"><text:span text:style-name="Strong_20_Emphasis"><text:span text:style-name="T37">3</text:span></text:span><text:span text:style-name="Strong_20_Emphasis"><text:span text:style-name="T36">- MLouma</text:span></text:span></text:p>
      <text:p text:style-name="P92"><text:span text:style-name="Strong_20_Emphasis"><text:span text:style-name="T39">MLouma</text:span></text:span><text:span text:style-name="T39"> est une entreprise spécialisée dans </text:span><text:span text:style-name="Strong_20_Emphasis"><text:span text:style-name="T39">la digitalisation de l’agriculture</text:span></text:span><text:span text:style-name="T39">; elle est  issue d’un projet innovateur, qui depuis 2012 ne cesse de marquer le secteur agricole grâce aux différents progrès qu’elle  apporte.</text:span></text:p>
      <text:p text:style-name="P58">L’idée d’origine de mLouma était de mettre en place  un système permettant aux producteurs de déclarer leurs stocks ainsi que leur prix de vente avec un téléphone basique sans internet sur la place de marché digital mais aussi de consulter les prix du marché en temps réel.</text:p>
      <text:p text:style-name="P12"><text:span text:style-name="Strong_20_Emphasis"><text:span text:style-name="T19">Après avoir réussi son POC (Proof of Concept) au Sénégal en 2012 qui consistait à donner accès aux producteurs à un marché virtuel via internet ou par USSD, Mlouma a été primée sur toutes les grandes rencontres d’innovation dans le domaine de l’agritech entre 2013 et 2015 à travers le monde, de </text:span></text:span><text:soft-page-break/><text:span text:style-name="Strong_20_Emphasis"><text:span text:style-name="T19">Washington D.C à Paris en Passant par Kigali, Maroc jusqu’à New Delhi : mLouma figure parmi les meilleures innovations TIC dédiées à l’agriculture en provenance des cinq (5) continents.</text:span></text:span></text:p>
      <text:p text:style-name="P22"><text:span text:style-name="Strong_20_Emphasis"><text:span text:style-name="T18">Devenu en 2020 une Société à responsabilité limitée (SARL), le quotidien de mLouma demeure le développement d’outils et de solutions digitales pour permettre aux agriculteurs africains  d’être résilients face aux problématiques agricoles.</text:span></text:span></text:p>
      <text:p text:style-name="P13"><text:span text:style-name="Strong_20_Emphasis"><text:span text:style-name="T17">Photo Mlouma</text:span></text:span></text:p>
      <text:p text:style-name="P13"><text:span text:style-name="Strong_20_Emphasis"><text:span text:style-name="T33"/></text:span></text:p>
      <text:h text:style-name="P4" text:outline-level="2"><text:span text:style-name="Strong_20_Emphasis"><text:span text:style-name="T20">Cahier des charges </text:span></text:span></text:h>
      <text:p text:style-name="P94"><text:span text:style-name="Strong_20_Emphasis"><text:span text:style-name="T39">1 Contexte et enjeux</text:span></text:span></text:p>
      <text:p text:style-name="P59">Le secteur agricole joue un rôle crucial dans l'économie et la sécurité alimentaire de nombreux pays. Cependant, les agriculteurs font souvent face à des difficultés pour écouler leurs produits à des prix équitables et pour accéder aux intrants nécessaires à leur production. Les plateformes de marché en ligne peuvent contribuer à résoudre ces problèmes en mettant en relation les agriculteurs, les acheteurs et les fournisseurs de services agricoles.</text:p>
      <text:p text:style-name="P94"><text:span text:style-name="Strong_20_Emphasis"><text:span text:style-name="T39">1.2 Objectifs du projet</text:span></text:span></text:p>
      <text:p text:style-name="P67">AGRICAMER(Agriculture Camerounaise) est une application web q<text:span text:style-name="T71">ui a</text:span> pour objectif <text:s/><text:span text:style-name="T51">de connecter directement les agriculteurs locaux avec les consommateurs </text:span><text:span text:style-name="T71">afin</text:span><text:span text:style-name="T51"> de réduire les intermédiaires pour vendre des produits frais, </text:span><text:span text:style-name="T52">améliorer l’accès aux intrants pour les agriculteurs, renforcer l’inclusion financière des acteurs du secteur agricole</text:span><text:span text:style-name="T51"> et promouvoir l’agriculture locale</text:span></text:p>
      <text:p text:style-name="P67">AGRICAMER se dresse comme un havre de produits frais et savoureux, un lieu où la passion des agriculteurs locaux se mêle à l'enthousiasme des consommateurs soucieux de leur santé et de l'environnement. Ce marché agricole, plus qu'un simple lieu d'échange, s'impose comme un véritable pilier de la communauté, tissant des liens solides entre producteurs et consommateurs et contribuant à la vitalité économique et sociale de la région.</text:p>
      <text:p text:style-name="P68"><text:span text:style-name="T53">L</text:span>es différents types d’utilisateur<text:span text:style-name="T72">s</text:span> présent<text:span text:style-name="T72">s </text:span>dans l’application</text:p>
      <text:p text:style-name="P69">Pour cet<text:span text:style-name="T72">te </text:span>application, <text:s/>nous avons class<text:span text:style-name="T72">é</text:span> les acteurs en deux catégorie<text:span text:style-name="T57">s</text:span> comme sui<text:span text:style-name="T57">t</text:span>:</text:p>
      <text:p text:style-name="P69">catégorie 1 : <text:span text:style-name="T57">Acteurs principales</text:span></text:p>
      <text:p text:style-name="P60">1. Producteurs</text:p>
      <text:p text:style-name="P60">Les producteurs sont les acteurs principaux du marché agricole local. Ils cultivent ou élèvent des produits agricoles et les vendent sur le marché. L'application peut leur apporter de nombreux avantages, tels que :</text:p>
      <text:list xml:id="list2015609398" text:style-name="L12">
        <text:list-item>
          <text:p text:style-name="P61">Faciliter la vente de leurs produits en ligne: L'application peut leur permettre de créer un profil en ligne pour présenter leurs produits, fixer leurs prix et recevoir des commandes de la part des consommateurs et des commerçants.</text:p>
        </text:list-item>
        <text:list-item>
          <text:p text:style-name="P61">Gérer leur<text:span text:style-name="T72">s</text:span> stock<text:span text:style-name="T72">s</text:span> et leurs commandes: L'application peut leur fournir des outils pour suivre leur stock, gérer leurs commandes et recevoir des notifications lorsqu'une vente est effectuée.</text:p>
        </text:list-item>
        <text:list-item>
          <text:p text:style-name="P61"><text:soft-page-break/>Communiquer avec les consommateurs et les commerçants: L'application peut leur permettre de communiquer directement avec les consommateurs et les commerçants pour répondre à leurs questions et négocier les prix.</text:p>
        </text:list-item>
        <text:list-item>
          <text:p text:style-name="P61">Accéder à des informations sur les prix du marché et les tendances de la demande: L'application peut leur fournir des informations en temps réel sur les prix du marché, les tendances de la demande et les préférences des consommateurs.</text:p>
        </text:list-item>
      </text:list>
      <text:p text:style-name="P60"><text:span text:style-name="T57">2</text:span>. Consommateurs</text:p>
      <text:p text:style-name="P60">Les consommateurs sont les utilisateurs finaux du marché agricole local. Ils achètent des produits agricoles pour leur consommation personnelle. L'application peut leur apporter de nombreux avantages, tels que :</text:p>
      <text:list xml:id="list4023231904" text:style-name="L13">
        <text:list-item>
          <text:p text:style-name="P62">Accéder à une large gamme de produits agricoles locaux frais et de saison: L'application peut leur permettre de trouver et de commander des produits frais auprès des producteurs locaux.</text:p>
        </text:list-item>
        <text:list-item>
          <text:p text:style-name="P62">Commander des produits en ligne et les recevoir à domicile ou les retirer sur le marché: L'application peut leur permettre de commander des produits en ligne et de les recevoir à domicile ou de les retirer sur le marché.</text:p>
        </text:list-item>
        <text:list-item>
          <text:p text:style-name="P62">Obtenir des informations sur la provenance et la qualité des produits: L'application peut leur fournir des informations sur la provenance des produits, les méthodes de production et les certifications de qualité.</text:p>
        </text:list-item>
        <text:list-item>
          <text:p text:style-name="P62">Soutenir les producteurs locaux et l'agriculture durable: L'application peut leur permettre de soutenir les producteurs locaux et de faire des choix d'achat plus durables.</text:p>
        </text:list-item>
      </text:list>
      <text:p text:style-name="P60"><text:span text:style-name="T59">Catégorie 2 : </text:span><text:span text:style-name="T58">Acteurs secondaires</text:span></text:p>
      <text:p text:style-name="P60">En plus des producteurs, et consommateurs, il peut y avoir d'autres utilisateurs potentiels de l'application, tels que :</text:p>
      <text:list xml:id="list2227851699" text:style-name="L14">
        <text:list-item>
          <text:p text:style-name="P63">Organisations gouvernementales: Les organisations gouvernementales peuvent utiliser l'application pour collecter des données sur le marché agricole local, suivre les prix et promouvoir l'agriculture durable.</text:p>
        </text:list-item>
        <text:list-item>
          <text:p text:style-name="P63">Organisations non gouvernementales (ONG): Les ONG peuvent utiliser l'application pour aider les producteurs à accéder aux marchés, à améliorer leurs pratiques agricoles et à obtenir des financements.</text:p>
        </text:list-item>
        <text:list-item>
          <text:p text:style-name="P16"><text:span text:style-name="Strong_20_Emphasis"><text:span text:style-name="T20">Institutions de recherche: Les institutions de recherche peuvent utiliser l'application pour collecter des données sur les habitudes de consommation et les tendances du marché agricole.</text:span></text:span></text:p>
        </text:list-item>
      </text:list>
      <text:p text:style-name="P17"><text:span text:style-name="Strong_20_Emphasis"><text:span text:style-name="T42"/></text:span></text:p>
      <text:p text:style-name="P95"><text:span text:style-name="Strong_20_Emphasis"><text:span text:style-name="T22">2. Spécifications fonctionnelles</text:span></text:span></text:p>
      <text:p text:style-name="P95"><text:span text:style-name="Strong_20_Emphasis"><text:span text:style-name="T22">2.1 Fonctionnalités principales</text:span></text:span></text:p>
      <text:p text:style-name="P53">Les fonctionnalités principales sont essentielles pour répondre aux besoins fondamentaux des utilisateurs et pour le bon fonctionnement de l'application. <text:span text:style-name="T54">Les fonctionnalités sont comme suit</text:span></text:p>
      <text:list xml:id="list1257241673" text:style-name="L15">
        <text:list-item>
          <text:p text:style-name="P97"><text:soft-page-break/><text:span text:style-name="Strong_20_Emphasis"><text:span text:style-name="T22">Publication d</text:span></text:span><text:span text:style-name="Strong_20_Emphasis"><text:span text:style-name="T29">e produits</text:span></text:span><text:span text:style-name="T22"> par les agriculteurs pour vendre leurs produits agricoles.</text:span></text:p>
        </text:list-item>
        <text:list-item>
          <text:p text:style-name="P97"><text:span text:style-name="Strong_20_Emphasis"><text:span text:style-name="T22">Recherche </text:span></text:span><text:span text:style-name="Strong_20_Emphasis"><text:span text:style-name="T29">et navigation</text:span></text:span><text:span text:style-name="T22"> par les acheteurs et les fournisseurs de services agricoles.</text:span></text:p>
        </text:list-item>
        <text:list-item>
          <text:p text:style-name="P34">Permettre aux consommateurs de commander des produits auprès des producteurs et des commerçants en ligne. <text:s text:c="152"/></text:p>
        </text:list-item>
        <text:list-item>
          <text:p text:style-name="P97"><text:span text:style-name="Strong_20_Emphasis"><text:span text:style-name="T22">Gestion des profils</text:span></text:span><text:span text:style-name="T22"> pour les utilisateurs (agriculteurs, acheteurs, fournisseurs de services).</text:span></text:p>
        </text:list-item>
        <text:list-item>
          <text:p text:style-name="P97"><text:span text:style-name="Strong_20_Emphasis"><text:span text:style-name="T22">Système de messagerie</text:span></text:span><text:span text:style-name="T22"> pour faciliter la communication entre les utilisateurs.</text:span></text:p>
        </text:list-item>
        <text:list-item>
          <text:p text:style-name="P43">Système de gestion de stock : Fournir aux producteurs et commerçants des outils pour gérer leurs stocks, suivre leurs commandes et recevoir des notifications.</text:p>
        </text:list-item>
        <text:list-item>
          <text:p text:style-name="P97"><text:span text:style-name="Strong_20_Emphasis"><text:span text:style-name="T22">Système de paiement</text:span></text:span><text:span text:style-name="T22"> sécurisé pour les transactions entre les utilisateurs.</text:span></text:p>
        </text:list-item>
        <text:list-item>
          <text:p text:style-name="P97"><text:span text:style-name="Strong_20_Emphasis"><text:span text:style-name="T22">Système de notation et d'évaluation</text:span></text:span><text:span text:style-name="T22"> pour les utilisateurs.</text:span></text:p>
        </text:list-item>
        <text:list-item>
          <text:p text:style-name="P97"><text:span text:style-name="Strong_20_Emphasis"><text:span text:style-name="T22">Fonctionnalités de recommandation</text:span></text:span><text:span text:style-name="T22"> pour suggérer des produits, des services ou des acheteurs pertinents aux utilisateurs.</text:span></text:p>
        </text:list-item>
      </text:list>
      <text:p text:style-name="P18"><text:span text:style-name="Strong_20_Emphasis"><text:span text:style-name="T42"/></text:span></text:p>
      <text:p text:style-name="P95"><text:span text:style-name="Strong_20_Emphasis"><text:span text:style-name="T22">2.2 Cas d'utilisation</text:span></text:span></text:p>
      <text:p text:style-name="P35">Les cas d'utilisation suivants illustrent les principaux scénarios d'utilisation de l'application :</text:p>
      <text:p text:style-name="P95"><text:span text:style-name="Strong_20_Emphasis"><text:span text:style-name="T22">Cas d'utilisation 1 : Un agriculteur souhaite vendre ses produits en ligne.</text:span></text:span></text:p>
      <text:list xml:id="list1159288729" text:style-name="L16">
        <text:list-item>
          <text:p text:style-name="P37">L'agriculteur crée un profil en ligne sur l'application et y présente ses produits, photos et prix</text:p>
        </text:list-item>
        <text:list-item>
          <text:p text:style-name="P7">Un consommateur recherche des produits frais locaux sur l'application et trouve le profil de l'agriculteur.</text:p>
        </text:list-item>
        <text:list-item>
          <text:p text:style-name="P38">Le consommateur sélectionne les produits qu'il souhaite acheter et les ajoute à son panier.</text:p>
        </text:list-item>
        <text:list-item>
          <text:p text:style-name="P38">Le consommateur choisit un mode de paiement et valide sa commande.</text:p>
        </text:list-item>
        <text:list-item>
          <text:p text:style-name="P39">L'agriculteur reçoit une notification de commande et prépare les produits pour la livraison ou le </text:p>
        </text:list-item>
        <text:list-item>
          <text:p text:style-name="P39">retrait.</text:p>
        </text:list-item>
        <text:list-item>
          <text:p text:style-name="P37">Le consommateur reçoit sa commande et peut laisser un avis sur les produits et l'agriculteur.</text:p>
        </text:list-item>
      </text:list>
      <text:p text:style-name="P36"/>
      <text:p text:style-name="P96"><text:span text:style-name="Strong_20_Emphasis"><text:span text:style-name="T22">Cas d'utilisation 2 : Un consommateur souhaite commander des produits frais en ligne</text:span></text:span></text:p>
      <text:list xml:id="list2064279678" text:style-name="L17">
        <text:list-item>
          <text:p text:style-name="P8"><text:s/>Le consommateur crée un profil en ligne sur l'application et indique ses préférences d'achat (produits biologiques, type de laitages, etc.).</text:p>
        </text:list-item>
        <text:list-item>
          <text:p text:style-name="P40">Le consommateur utilise la fonction de recherche pour trouver des producteurs et des commerçants proposant les produits qu'il recherche.</text:p>
        </text:list-item>
        <text:list-item>
          <text:p text:style-name="P40">L'application affiche les résultats de recherche en fonction de la localisation du consommateur (grâce au système de localisation) et de ses préférences.</text:p>
        </text:list-item>
        <text:list-item>
          <text:p text:style-name="P40">Le consommate<text:span text:style-name="T55">ur</text:span> consulte les profils des producteurs et commerçants, lit les avis et évaluations d'autres utilisateurs, et compare les prix.</text:p>
        </text:list-item>
        <text:list-item>
          <text:p text:style-name="P40">Le consommateur sélectionne les produits qu'il souhaite acheter et les ajoute à son panier.</text:p>
        </text:list-item>
        <text:list-item>
          <text:p text:style-name="P40">L'application calcule automatiquement le total de la commande en tenant compte des prix et des frais de livraison éventuels (si la fonctionnalité est disponible).</text:p>
        </text:list-item>
      </text:list>
      <text:list xml:id="list2333560064" text:style-name="L18">
        <text:list-item>
          <text:p text:style-name="P41"><text:soft-page-break/>Le consommateur choisit un mode de retrait ou de livraison (retrait sur le marché, livraison à domicile) et valide sa commande.</text:p>
        </text:list-item>
        <text:list-item>
          <text:p text:style-name="P41">Le producteur ou le commerçant reçoit une notification de commande et prépare les produits.</text:p>
        </text:list-item>
        <text:list-item>
          <text:p text:style-name="P41">Le consommateur peut suivre l'état de sa commande en temps réel via l'application.</text:p>
        </text:list-item>
        <text:list-item>
          <text:p text:style-name="P41">Le consommateur reçoit sa commande et peut laisser un avis sur les produits et le vendeur.</text:p>
        </text:list-item>
        <text:list-item>
          <text:p text:style-name="P20"><text:span text:style-name="Strong_20_Emphasis"><text:span text:style-name="T20">Le commerçant peut laisser un avis sur le producteur et les produits.</text:span></text:span></text:p>
        </text:list-item>
      </text:list>
      <text:p text:style-name="P19"><text:span text:style-name="Strong_20_Emphasis"><text:span text:style-name="T42"/></text:span></text:p>
      <text:p text:style-name="P95"><text:span text:style-name="Strong_20_Emphasis"><text:span text:style-name="T22">2.3 Règles métier</text:span></text:span></text:p>
      <text:p text:style-name="P35">L'application <text:span text:style-name="T56">suit </text:span><text:s/>les règles métier suivantes :</text:p>
      <text:list xml:id="list4269268947" text:style-name="L19">
        <text:list-item>
          <text:p text:style-name="P98"><text:span text:style-name="Strong_20_Emphasis"><text:span text:style-name="T22">Seuls les agriculteurs enregistrés peuvent publier des annonces de vente de produits agricoles.</text:span></text:span></text:p>
        </text:list-item>
        <text:list-item>
          <text:p text:style-name="P98"><text:span text:style-name="Strong_20_Emphasis"><text:span text:style-name="T22">Les produits agricoles doivent être conformes aux normes de qualité et de sécurité en vigueur.</text:span></text:span></text:p>
        </text:list-item>
        <text:list-item>
          <text:p text:style-name="P98"><text:span text:style-name="Strong_20_Emphasis"><text:span text:style-name="T22">Les prix des produits agricoles doivent être transparents et équitables.</text:span></text:span></text:p>
        </text:list-item>
        <text:list-item>
          <text:p text:style-name="P98"><text:span text:style-name="Strong_20_Emphasis"><text:span text:style-name="T22">Les transactions doivent être sécurisées et traçables.</text:span></text:span></text:p>
        </text:list-item>
        <text:list-item>
          <text:p text:style-name="P21"><text:span text:style-name="Strong_20_Emphasis"><text:span text:style-name="T20">Les utilisateurs doivent être évalués et notés en fonction de leur fiabilité et de leur respect des règles de la communauté.</text:span></text:span></text:p>
        </text:list-item>
      </text:list>
      <text:p text:style-name="P19"><text:span text:style-name="Strong_20_Emphasis"><text:span text:style-name="T20"/></text:span></text:p>
      <text:p text:style-name="P99"><text:span text:style-name="Strong_20_Emphasis"><text:span text:style-name="T39">3. Spécifications techniques</text:span></text:span></text:p>
      <text:p text:style-name="P64">Pour une application web de marché agricole local, une architecture client-serveur est la plus adaptée. Voici quelques raisons :</text:p>
      <text:list xml:id="list1317935889" text:style-name="L20">
        <text:list-item>
          <text:p text:style-name="P65">Scalabilité: L'architecture client-serveur permet de faire évoluer l'application facilement pour répondre à une augmentation du nombre d'utilisateurs et de transactions.</text:p>
        </text:list-item>
        <text:list-item>
          <text:p text:style-name="P65">Sécurité: Le serveur centralisé peut assurer une meilleure protection des données sensibles des utilisateurs.</text:p>
        </text:list-item>
        <text:list-item>
          <text:p text:style-name="P65">Maintenance: La maintenance et les mises à jour de l'application peuvent être centralisées sur le serveur, ce qui facilite la gestion.</text:p>
        </text:list-item>
        <text:list-item>
          <text:p text:style-name="P100"><text:span text:style-name="Strong_20_Emphasis"><text:span text:style-name="T43"><text:s text:c="4"/>Accessibilité: Les utilisateurs peuvent accéder à l'application depuis n'importe quel appareil avec une connexion internet, via un navigateur web.</text:span></text:span></text:p>
        </text:list-item>
      </text:list>
      <text:p text:style-name="P99"><text:span text:style-name="Strong_20_Emphasis"><text:span text:style-name="T43">1. Choix des technologies</text:span></text:span></text:p>
      <text:p text:style-name="P99"><text:span text:style-name="Strong_20_Emphasis"><text:span text:style-name="T43">1.1 Langages de programmation</text:span></text:span><text:span text:style-name="Strong_20_Emphasis"><text:span text:style-name="T44"> et </text:span></text:span><text:span text:style-name="Strong_20_Emphasis"><text:span text:style-name="T43">Frameworks </text:span></text:span><text:span text:style-name="Strong_20_Emphasis"><text:span text:style-name="T44">utilisées, </text:span></text:span><text:span text:style-name="Strong_20_Emphasis"><text:span text:style-name="T43">Bibliothèque</text:span></text:span></text:p>
      <text:list xml:id="list3542604478" text:style-name="L21">
        <text:list-item>
          <text:p text:style-name="P101"><text:span text:style-name="Strong_20_Emphasis"><text:span text:style-name="T43">Front-end: </text:span></text:span><text:span text:style-name="Strong_20_Emphasis"><text:span text:style-name="T45">le langage utilise pour la conception front-end de l’application est JavaScript</text:span></text:span></text:p>
        </text:list-item>
      </text:list>
      <text:p text:style-name="P103"><text:span text:style-name="Strong_20_Emphasis"><text:span text:style-name="T45">et le framework utilise est ReactJS</text:span></text:span></text:p>
      <text:list xml:id="list214459802114838" text:continue-numbering="true" text:style-name="L21">
        <text:list-item>
          <text:p text:style-name="P102"><text:span text:style-name="Strong_20_Emphasis"><text:span text:style-name="T43">Back-end: </text:span></text:span><text:span text:style-name="Strong_20_Emphasis"><text:span text:style-name="T45">le langage utilise pour le développement back-end est PHP et le framework utilises est LARAVEL</text:span></text:span></text:p>
        </text:list-item>
        <text:list-item>
          <text:p text:style-name="P102"><text:span text:style-name="Strong_20_Emphasis"><text:span text:style-name="T43">Base de données: </text:span></text:span><text:span text:style-name="Strong_20_Emphasis"><text:span text:style-name="T45">le langage utilise pour la base de données est </text:span></text:span><text:span text:style-name="Strong_20_Emphasis"><text:span text:style-name="T43">MySQL</text:span></text:span></text:p>
        </text:list-item>
      </text:list>
      <text:p text:style-name="P99"><text:soft-page-break/><text:span text:style-name="Strong_20_Emphasis"><text:span text:style-name="T43">1.4 Outils de développement</text:span></text:span></text:p>
      <text:list xml:id="list214459839732864" text:continue-list="list1317935889" text:style-name="L20">
        <text:list-item>
          <text:p text:style-name="P100"><text:span text:style-name="Strong_20_Emphasis"><text:span text:style-name="T43">IDE: Visual Studio Code</text:span></text:span></text:p>
        </text:list-item>
        <text:list-item>
          <text:p text:style-name="P100"><text:span text:style-name="Strong_20_Emphasis"><text:span text:style-name="T43">Outils de contrôle de version: Git, Git-hub</text:span></text:span></text:p>
        </text:list-item>
      </text:list>
      <text:p text:style-name="P99"><text:span text:style-name="Strong_20_Emphasis"><text:span text:style-name="T43">2. Architecture de l'application</text:span></text:span></text:p>
      <text:p text:style-name="P99"><text:span text:style-name="Strong_20_Emphasis"><text:span text:style-name="T43">2.1 Architecture MVC (Model-View-Controller)</text:span></text:span></text:p>
      <text:list xml:id="list3752230421" text:style-name="L22">
        <text:list-item>
          <text:p text:style-name="P104"><text:span text:style-name="Strong_20_Emphasis"><text:span text:style-name="T43">Modèle (Model): Représente les données de l'application.</text:span></text:span></text:p>
        </text:list-item>
        <text:list-item>
          <text:p text:style-name="P104"><text:span text:style-name="Strong_20_Emphasis"><text:span text:style-name="T43">Vue (View): Affiche les données à l'utilisateur et gère l'interaction avec l'utilisateur.</text:span></text:span></text:p>
        </text:list-item>
        <text:list-item>
          <text:p text:style-name="P104"><text:span text:style-name="Strong_20_Emphasis"><text:span text:style-name="T43">Contrôleur (Controller): Gère la logique métier de l'application et communique entre le modèle et la vue.</text:span></text:span></text:p>
        </text:list-item>
      </text:list>
      <text:p text:style-name="P99"><text:span text:style-name="Strong_20_Emphasis"><text:span text:style-name="T43">3. Conception de la base de données</text:span></text:span></text:p>
      <text:p text:style-name="P66">La base de données doit stocker les informations essentielles pour le fonctionnement de l'application, telles que :</text:p>
      <text:p text:style-name="P66">Utilisateurs: Informations sur les producteurs, commerçants et consommateurs (nom, adresse, coordonnées, produits proposés, préférences d'achat, etc.).</text:p>
      <text:p text:style-name="P66">Produits: Informations sur les produits agricoles (nom, description, prix, photos, catégorie, producteur, etc.).</text:p>
      <text:p text:style-name="P66">Commandes: Détails des commandes passées par les consommateurs (produits commandés, quantité, prix total, mode de paiement, statut de la commande, etc.).</text:p>
      <text:p text:style-name="P66">Messages: Messages échangés entre les utilisateurs (producteurs, commerçants, consommateurs).</text:p>
      <text:p text:style-name="P66">Évaluations: Avis et évaluations des utilisateurs sur les produits et les vendeurs.</text:p>
      <text:p text:style-name="P23"><text:span text:style-name="Strong_20_Emphasis"><text:span text:style-name="T43"/></text:span></text:p>
      <text:list xml:id="list214459995829489" text:continue-list="list214459839732864" text:style-name="L20">
        <text:list-item>
          <text:p text:style-name="P100"><text:span text:style-name="Strong_20_Emphasis"><text:span text:style-name="T46">Les e</text:span></text:span><text:span text:style-name="Strong_20_Emphasis"><text:span text:style-name="T43">ntités principales </text:span></text:span><text:span text:style-name="Strong_20_Emphasis"><text:span text:style-name="T46">pour cette base de donnes sont</text:span></text:span><text:span text:style-name="Strong_20_Emphasis"><text:span text:style-name="T43">:</text:span></text:span></text:p>
        </text:list-item>
        <text:list-item>
          <text:p text:style-name="P100"><text:span text:style-name="Strong_20_Emphasis"><text:span text:style-name="T43">Utilisateur (profil, informations de contact, etc.)</text:span></text:span></text:p>
        </text:list-item>
        <text:list-item>
          <text:p text:style-name="P100"><text:span text:style-name="Strong_20_Emphasis"><text:span text:style-name="T43">Produit (nom, description, prix, quantité, catégorie, photos, etc.)</text:span></text:span></text:p>
        </text:list-item>
        <text:list-item>
          <text:p text:style-name="P100"><text:span text:style-name="Strong_20_Emphasis"><text:span text:style-name="T43">Annonce (utilisateur, produit, date de publication, statut, etc.)</text:span></text:span></text:p>
        </text:list-item>
        <text:list-item>
          <text:p text:style-name="P100"><text:span text:style-name="Strong_20_Emphasis"><text:span text:style-name="T43">Commande (utilisateur, annonce, quantité, prix total, statut, etc.)</text:span></text:span></text:p>
        </text:list-item>
        <text:list-item>
          <text:p text:style-name="P100"><text:span text:style-name="Strong_20_Emphasis"><text:span text:style-name="T43">Évaluation (utilisateur, évalué, note, commentaire, etc.)</text:span></text:span></text:p>
        </text:list-item>
        <text:list-item>
          <text:p text:style-name="P100"><text:span text:style-name="Strong_20_Emphasis"><text:span text:style-name="T43">Relations entre les entités:</text:span></text:span></text:p>
        </text:list-item>
        <text:list-item>
          <text:p text:style-name="P100"><text:span text:style-name="Strong_20_Emphasis"><text:span text:style-name="T43">Un utilisateur peut publier plusieurs annonces.</text:span></text:span></text:p>
        </text:list-item>
        <text:list-item>
          <text:p text:style-name="P100"><text:span text:style-name="Strong_20_Emphasis"><text:span text:style-name="T43">Un produit peut figurer dans plusieurs annonces.</text:span></text:span></text:p>
        </text:list-item>
        <text:list-item>
          <text:p text:style-name="P100"><text:span text:style-name="Strong_20_Emphasis"><text:span text:style-name="T43">Une annonce peut être associée à plusieurs commandes.</text:span></text:span></text:p>
        </text:list-item>
        <text:list-item>
          <text:p text:style-name="P100"><text:soft-page-break/><text:span text:style-name="Strong_20_Emphasis"><text:span text:style-name="T43">Un utilisateur peut passer plusieurs commandes.</text:span></text:span></text:p>
        </text:list-item>
        <text:list-item>
          <text:p text:style-name="P100"><text:span text:style-name="Strong_20_Emphasis"><text:span text:style-name="T43">Un utilisateur peut évaluer plusieurs utilisateurs et produits.</text:span></text:span></text:p>
        </text:list-item>
      </text:list>
      <text:p text:style-name="P99"><text:span text:style-name="Strong_20_Emphasis"><text:span text:style-name="T43">4. Sécurité de l'application</text:span></text:span></text:p>
      <text:p text:style-name="P99"><text:span text:style-name="Strong_20_Emphasis"><text:span text:style-name="T43">4.1 Authentification et autorisation</text:span></text:span></text:p>
      <text:list xml:id="list214459677471888" text:continue-numbering="true" text:style-name="L20">
        <text:list-item>
          <text:p text:style-name="P100"><text:span text:style-name="Strong_20_Emphasis"><text:span text:style-name="T43">Utiliser des jetons d'authentification pour identifier les utilisateurs connectés.</text:span></text:span></text:p>
        </text:list-item>
        <text:list-item>
          <text:p text:style-name="P100"><text:span text:style-name="Strong_20_Emphasis"><text:span text:style-name="T43">Mettre en place un contrôle d'accès basé sur les rôles pour limiter l'accès aux fonctionnalités en fonction du type d'utilisateur (agriculteur, acheteur, fournisseur de services).</text:span></text:span></text:p>
        </text:list-item>
        <text:list-item>
          <text:p text:style-name="P100"><text:span text:style-name="Strong_20_Emphasis"><text:span text:style-name="T43">4.2 Protection des données</text:span></text:span></text:p>
        </text:list-item>
        <text:list-item>
          <text:p text:style-name="P100"><text:span text:style-name="Strong_20_Emphasis"><text:span text:style-name="T43">Stocker les données sensibles (mots de passe, informations de paiement) de manière chiffrée.</text:span></text:span></text:p>
        </text:list-item>
        <text:list-item>
          <text:p text:style-name="P100"><text:span text:style-name="Strong_20_Emphasis"><text:span text:style-name="T43">Mettre en place des mesures de protection contre les injections SQL et les attaques par force brute.</text:span></text:span></text:p>
        </text:list-item>
        <text:list-item>
          <text:p text:style-name="P100"><text:span text:style-name="Strong_20_Emphasis"><text:span text:style-name="T43">Effectuer des tests de sécurité réguliers pour identifier et corriger les vulnérabilités.</text:span></text:span></text:p>
        </text:list-item>
      </text:list>
      <text:p text:style-name="P76">3.2 Technologies</text:p>
      <text:p text:style-name="P76">3.3 Conception de l'interface utilisateur (UI)</text:p>
      <text:p text:style-name="P76"><text:s text:c="4"/>L'interface utilisateur doit être simple, intuitive et conviviale pour les utilisateurs de tous niveaux de compétences techniques.</text:p>
      <text:p text:style-name="P76"><text:s text:c="4"/>L'application doit respecter les normes d'accessibilité WCAG pour être inclusive.</text:p>
      <text:p text:style-name="P76"><text:s text:c="4"/>Le design de l'application doit être attrayant et refléter le secteur agricole (utilisation d'images et de couleurs pertinentes).</text:p>
      <text:p text:style-name="P76"><text:s text:c="4"/>L'application doit être responsive et s'adapter à différents types d'appareils (smartphones, tablettes).</text:p>
      <text:p text:style-name="P76"/>
      <text:p text:style-name="P76">4. Diagrammes UML</text:p>
      <text:p text:style-name="P76"/>
      <text:p text:style-name="P76"><text:s text:c="4"/>Diagramme de cas d'utilisation: Représente les acteurs du système (agriculteurs, acheteurs, fournisseurs) et leurs interactions avec l'application (publier/rechercher des annonces, messagerie, paiement, etc.).</text:p>
      <text:p text:style-name="P76"><text:s text:c="4"/>Diagramme de classes: Représente les classes principales du système et leurs relations (Utilisateur, Produit, Annonce, etc.).</text:p>
      <text:p text:style-name="P76"><text:s text:c="4"/>Diagramme de séquence: Illustre le flux d'interactions entre les objets lors d'un cas d'utilisation spécifique (par exemple, publication d'une annonce par un agriculteur).</text:p>
      <text:p text:style-name="P76"/>
      <text:p text:style-name="P76">5. Plan de test</text:p>
      <text:p text:style-name="P76"><text:soft-page-break/></text:p>
      <text:p text:style-name="P76"><text:s text:c="4"/>Définir des cas de test pour chaque fonctionnalité de l'application.</text:p>
      <text:p text:style-name="P76"><text:s text:c="4"/>Effectuer des tests unitaires pour vérifier le fonctionnement individuel des composants de l'application.</text:p>
      <text:p text:style-name="P76"><text:s text:c="4"/>Effectuer des tests d'intégration pour vérifier l'interaction entre les différentes couches de l'application.</text:p>
      <text:p text:style-name="P76"><text:s text:c="4"/>Effectuer des tests de validation pour vérifier que l'application répond aux exigences fonctionnelles et non fonctionnelles.</text:p>
      <text:p text:style-name="P76"><text:s text:c="4"/>Effectuer des tests de performance pour évaluer la vitesse et la stabilité de l'application.</text:p>
      <text:p text:style-name="P76"><text:s text:c="4"/>Effectuer des tests d'utilisabilité avec des utilisateurs réels pour identifier les problèmes d'ergonomie et d'expérience utilisateur.</text:p>
      <text:p text:style-name="P76"/>
      <text:p text:style-name="P76">Cahier d'implémentation pour l'application de marché agricole</text:p>
      <text:p text:style-name="P76"/>
      <text:p text:style-name="P76">1. Introduction</text:p>
      <text:p text:style-name="P76"/>
      <text:p text:style-name="P76">Le cahier d'implémentation décrit les tâches techniques nécessaires pour développer l'application de marché agricole selon les spécifications définies dans le cahier de conception.</text:p>
      <text:p text:style-name="P76"/>
      <text:p text:style-name="P76">2. Environnement de développement</text:p>
      <text:p text:style-name="P76"/>
      <text:p text:style-name="P76"><text:s text:c="4"/>Spécifier les outils et les technologies nécessaires pour le développement (IDE, compilateurs, bibliothèques, etc.).</text:p>
      <text:p text:style-name="P76"><text:s text:c="4"/>Configurer l'environnement de développement pour chaque plateforme (Android, iOS).</text:p>
      <text:p text:style-name="P76"/>
      <text:p text:style-name="P76">3. Développement de l'application</text:p>
      <text:p text:style-name="P76"/>
      <text:p text:style-name="P76"><text:s text:c="4"/>Développer l'interface utilisateur (UI) selon les maquettes et les wireframes définis dans le cahier de conception.</text:p>
      <text:p text:style-name="P76"><text:s text:c="4"/>Développer la couche métier de l'application pour gérer les fonctionnalités principales (publication d'annonces, recherche, messagerie, paiement, etc.).</text:p>
      <text:p text:style-name="P76"><text:soft-page-break/><text:s text:c="4"/>Intégrer la base de données choisie et implémenter les requêtes nécessaires pour stocker et récupérer les données de l'application.</text:p>
      <text:p text:style-name="P76"><text:s text:c="4"/>Implémenter l'API de paiement mobile pour les transactions sécurisées.</text:p>
      <text:p text:style-name="P76"><text:s text:c="4"/>Intégrer les services de géolocalisation pour les fonctionnalités de localisation.</text:p>
      <text:p text:style-name="P76"><text:s text:c="4"/>Développer des mécanismes de sécurité pour protéger les données des utilisateurs et prévenir les fraudes.</text:p>
      <text:p text:style-name="P76"/>
      <text:p text:style-name="P76">4. Documentation</text:p>
      <text:p text:style-name="P76"/>
      <text:p text:style-name="P76"><text:s text:c="4"/>Documenter le code source de l'application en utilisant des commentaires et des outils de documentation appropriés.</text:p>
      <text:p text:style-name="P76"><text:s text:c="4"/>Créer des guides d'utilisation et des FAQ pour les utilisateurs de l'application.</text:p>
      <text:p text:style-name="P76"/>
      <text:p text:style-name="P76">5. Test et déploiement</text:p>
      <text:p text:style-name="P76"/>
      <text:p text:style-name="P76"><text:s text:c="4"/>Effectuer les tests unitaires, d'intégration, de validation, de performance et d'utilisabilité définis dans le cahier de conception.</text:p>
      <text:p text:style-name="P76"><text:s text:c="4"/>Corriger</text:p>
      <text:p text:style-name="P76"/>
      <text:p text:style-name="P76">photo de profil</text:p>
      <text:p text:style-name="P76"/>
      <text:p text:style-name="P76">continue</text:p>
      <text:p text:style-name="P76">Cahier d'implémentation pour l'application de marché agricole (suite)</text:p>
      <text:p text:style-name="P76"/>
      <text:p text:style-name="P76">5. Test et déploiement (suite)</text:p>
      <text:p text:style-name="P76"/>
      <text:p text:style-name="P76"><text:s text:c="4"/>Corriger les bugs et les problèmes identifiés lors des tests.</text:p>
      <text:p text:style-name="P76"><text:s text:c="4"/>Déployer l'application sur les plateformes de distribution ciblées (Google Play Store, Apple App Store) en respectant les guidelines de chaque plateforme.</text:p>
      <text:p text:style-name="P76"/>
      <text:p text:style-name="P76">6. Maintenance et évolution</text:p>
      <text:p text:style-name="P76"><text:soft-page-break/></text:p>
      <text:p text:style-name="P76"><text:s text:c="4"/>Mettre en place un plan de maintenance pour corriger les bugs, mettre à jour l'application en fonction des évolutions technologiques et des besoins des utilisateurs.</text:p>
      <text:p text:style-name="P76"><text:s text:c="4"/>Définir un processus de gestion des versions pour suivre les modifications apportées à l'application.</text:p>
      <text:p text:style-name="P76"><text:s text:c="4"/>Développer de nouvelles fonctionnalités et améliorer l'application en fonction des retours des utilisateurs et des analyses d'utilisation.</text:p>
      <text:p text:style-name="P76"/>
      <text:p text:style-name="P76">7. Livrables</text:p>
      <text:p text:style-name="P76"/>
      <text:p text:style-name="P76"><text:s text:c="4"/>Application mobile native ou cross-plateforme fonctionnelle et testée.</text:p>
      <text:p text:style-name="P76"><text:s text:c="4"/>Code source documenté de l'application.</text:p>
      <text:p text:style-name="P76"><text:s text:c="4"/>Guides d'utilisation et FAQ pour les utilisateurs.</text:p>
      <text:p text:style-name="P76"><text:s text:c="4"/>Rapports de test détaillant les résultats des tests effectués.</text:p>
      <text:p text:style-name="P76"><text:s text:c="4"/>Plan de déploiement et de maintenance de l'application.</text:p>
      <text:p text:style-name="P76"/>
      <text:p text:style-name="P76">8. Contrôle de qualité</text:p>
      <text:p text:style-name="P76"/>
      <text:p text:style-name="P76"><text:s text:c="4"/>Mettre en place un processus de contrôle de qualité tout au long du cycle de développement pour garantir que l'application répond aux exigences et aux spécifications définies.</text:p>
      <text:p text:style-name="P76"><text:s text:c="4"/>Effectuer des revues de code régulières pour identifier et corriger les problèmes potentiels.</text:p>
      <text:p text:style-name="P76"/>
      <text:p text:style-name="P76">9. Gestion de projet</text:p>
      <text:p text:style-name="P76"/>
      <text:p text:style-name="P76"><text:s text:c="4"/>Définir un plan de gestion de projet avec des échéanciers, des jalons et des ressources allouées.</text:p>
      <text:p text:style-name="P76"><text:s text:c="4"/>Suivre l'avancement du projet et identifier les risques potentiels.</text:p>
      <text:p text:style-name="P76"><text:s text:c="4"/>Communiquer efficacement avec toutes les parties prenantes du projet (clients, développeurs, testeurs, etc.).</text:p>
      <text:p text:style-name="P76"/>
      <text:p text:style-name="P76">10. Conclusion</text:p>
      <text:p text:style-name="P76"/>
      <text:p text:style-name="P76"><text:soft-page-break/>Le cahier d'implémentation fournit une feuille de route détaillée pour le développement de l'application de marché agricole. En suivant ces étapes et en respectant les bonnes pratiques de développement logiciel, il est possible de créer une application fiable, performante et répondant aux besoins des utilisateurs.</text:p>
      <text:p text:style-name="P76"/>
      <text:p text:style-name="P76">Note importante</text:p>
      <text:p text:style-name="P76"/>
      <text:p text:style-name="P27">Ce cahier d'implémentation est un exemple générique et peut être adapté en fonction des spécificités du projet et des technologies choisies. Il est important de collaborer étroitement avec l'équipe de développement pour définir les tâches et les livrables en détail.</text:p>
      <text:p text:style-name="P27"/>
      <text:p text:style-name="P27">4.1 – conception et installation des différents composants de l’application</text:p>
      <text:p text:style-name="P28">4.2 - <text:s/>Développement de l’application</text:p>
      <text:p text:style-name="P27"><text:tab/><text:span text:style-name="T67">nous allons <text:s/>procédé <text:s/>au développement de l’application en commençant par</text:span></text:p>
      <text:p text:style-name="P27">- <text:span text:style-name="T67">le développement de l’interface utilisateur</text:span></text:p>
      <text:p text:style-name="P27">- <text:span text:style-name="T67">le développement de l’interface administrateur</text:span></text:p>
      <text:p text:style-name="P27"/>
      <text:p text:style-name="P29">4.2.1 – le développement de l’interface utilisateur :</text:p>
      <text:p text:style-name="P26"><text:tab/>pour ce point nous allons </text:p>
      <text:p text:style-name="P6"><text:s text:c="2"/>Outils de gestion de version (par exemple, Git) permettent de suivre l'évolution du code source et de revenir à des versions antérieures en cas de besoin.</text:p>
      <text:p text:style-name="P25"/>
      <text:p text:style-name="P25"><text:s text:c="4"/>Méthodes de gestion de projet:</text:p>
      <text:p text:style-name="P25"><text:s text:c="8"/>Méthode Agile: Permet de développer le projet de manière itérative en livrant des versions fonctionnelles de l'application par étapes. Cela permet de s'adapter aux changements et aux besoins des utilisateurs.</text:p>
      <text:p text:style-name="P25"><text:s text:c="8"/>Méthode Waterfall: Plus traditionnelle, elle suit un cycle de développement séquencé où chaque étape est réalisée avant de passer à la suivante. Moins flexible que la méthode Agile.</text:p>
      <text:p text:style-name="P25"><text:soft-page-break/>5. Déploiement et hébergement</text:p>
      <text:p text:style-name="P25"/>
      <text:p text:style-name="P25">L'application doit être hébergée sur un serveur fiable et sécurisé. Le choix du fournisseur d'hébergement dépendra de plusieurs facteurs, tels que le volume de trafic attendu, les besoins en stockage et en bande passante, et le budget disponible.</text:p>
      <text:p text:style-name="P25"/>
      <text:p text:style-name="P25">En conclusion, le développement réussi d'une application web pour un marché agricole local nécessite une planification minutieuse, la prise en compte des contraintes techniques et locales, et le choix des technologies et des architectures logicielles appropriées. En accordant une attention particulière à la sécurité, aux performances, à l'accessibilité, à la maintenance et au déploiement, il est possible de créer une application durable et bénéfique pour les agriculteurs, les commerçants et les consommateurs locaux.</text:p>
      <text:p text:style-name="P24">photo de profil</text:p>
      <text:p text:style-name="P9"><text:span text:style-name="Strong_20_Emphasis"><text:span text:style-name="T66">Définir les contraintes techniques, budgétaires et temporelles du proje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2T12:12:48.025057002</meta:creation-date>
    <dc:date>2024-07-22T16:51:58.094551116</dc:date>
    <meta:editing-duration>PT30M59S</meta:editing-duration>
    <meta:editing-cycles>8</meta:editing-cycles>
    <meta:generator>LibreOffice/7.3.7.2$Linux_X86_64 LibreOffice_project/30$Build-2</meta:generator>
    <meta:document-statistic meta:table-count="0" meta:image-count="0" meta:object-count="0" meta:page-count="18" meta:paragraph-count="304" meta:word-count="4964" meta:character-count="35007" meta:non-whitespace-character-count="29903"/>
  </office:meta>
</office:document-meta>
</file>